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6cm" svg:stroke-color="#ebebeb" draw:stroke-linejoin="round" svg:stroke-linecap="butt" draw:fill="none" fo:padding-top="0.008cm" fo:padding-bottom="0.008cm" fo:padding-left="0.008cm" fo:padding-right="0.008cm" loext:decorative="false"/>
    </style:style>
    <style:style style:name="gr2" style:family="graphic" style:parent-style-name="standard">
      <style:graphic-properties draw:stroke="solid" svg:stroke-width="0.034cm" svg:stroke-color="#ebebeb" draw:stroke-linejoin="round" svg:stroke-linecap="butt" draw:fill="none" fo:padding-top="0.017cm" fo:padding-bottom="0.017cm" fo:padding-left="0.017cm" fo:padding-right="0.017cm" loext:decorative="false"/>
    </style:style>
    <style:style style:name="gr3" style:family="graphic" style:parent-style-name="standard">
      <style:graphic-properties draw:stroke="none" draw:fill="solid" draw:fill-color="#1b9e77" draw:opacity="50%" loext:decorative="false"/>
    </style:style>
    <style:style style:name="gr4" style:family="graphic" style:parent-style-name="standard">
      <style:graphic-properties draw:stroke="solid" svg:stroke-width="0.025cm" svg:stroke-color="#1b9e77" svg:stroke-opacity="50%" draw:stroke-linejoin="round" svg:stroke-linecap="round" draw:fill="none" fo:padding-top="0.012cm" fo:padding-bottom="0.012cm" fo:padding-left="0.012cm" fo:padding-right="0.012cm" loext:decorative="false"/>
    </style:style>
    <style:style style:name="gr5" style:family="graphic" style:parent-style-name="standard">
      <style:graphic-properties draw:stroke="none" draw:fill="solid" draw:fill-color="#d95f02" draw:opacity="50%" loext:decorative="false"/>
    </style:style>
    <style:style style:name="gr6" style:family="graphic" style:parent-style-name="standard">
      <style:graphic-properties draw:stroke="solid" svg:stroke-width="0.025cm" svg:stroke-color="#d95f02" svg:stroke-opacity="50%" draw:stroke-linejoin="round" svg:stroke-linecap="round" draw:fill="none" fo:padding-top="0.012cm" fo:padding-bottom="0.012cm" fo:padding-left="0.012cm" fo:padding-right="0.012cm" loext:decorative="false"/>
    </style:style>
    <style:style style:name="gr7" style:family="graphic" style:parent-style-name="standard">
      <style:graphic-properties draw:stroke="none" draw:fill="solid" draw:fill-color="#7570b3" draw:opacity="50%" loext:decorative="false"/>
    </style:style>
    <style:style style:name="gr8" style:family="graphic" style:parent-style-name="standard">
      <style:graphic-properties draw:stroke="solid" svg:stroke-width="0.025cm" svg:stroke-color="#7570b3" svg:stroke-opacity="50%" draw:stroke-linejoin="round" svg:stroke-linecap="round" draw:fill="none" fo:padding-top="0.012cm" fo:padding-bottom="0.012cm" fo:padding-left="0.012cm" fo:padding-right="0.012cm" loext:decorative="false"/>
    </style:style>
    <style:style style:name="gr9" style:family="graphic" style:parent-style-name="standard">
      <style:graphic-properties draw:stroke="solid" svg:stroke-width="0.037cm" svg:stroke-color="#333333" svg:stroke-opacity="50%" draw:stroke-linejoin="round" svg:stroke-linecap="butt" draw:fill="none" fo:padding-top="0.018cm" fo:padding-bottom="0.018cm" fo:padding-left="0.018cm" fo:padding-right="0.018cm" loext:decorative="false"/>
    </style:style>
    <style:style style:name="gr10" style:family="graphic" style:parent-style-name="standard">
      <style:graphic-properties draw:stroke="solid" svg:stroke-width="0.037cm" svg:stroke-color="#333333" svg:stroke-opacity="50%" draw:stroke-linejoin="miter" svg:stroke-linecap="butt" draw:fill="solid" draw:fill-color="#ffffff" draw:opacity="50%" fo:padding-top="0.018cm" fo:padding-bottom="0.018cm" fo:padding-left="0.018cm" fo:padding-right="0.018cm" loext:decorative="false"/>
    </style:style>
    <style:style style:name="gr11" style:family="graphic" style:parent-style-name="standard">
      <style:graphic-properties draw:stroke="solid" svg:stroke-width="0.075cm" svg:stroke-color="#333333" svg:stroke-opacity="50%" draw:stroke-linejoin="miter" svg:stroke-linecap="butt" draw:fill="none" fo:padding-top="0.037cm" fo:padding-bottom="0.037cm" fo:padding-left="0.037cm" fo:padding-right="0.037cm" loext:decorative="false"/>
    </style:style>
    <style:style style:name="gr12" style:family="graphic" style:parent-style-name="standard">
      <style:graphic-properties draw:stroke="solid" svg:stroke-width="0.037cm" svg:stroke-color="#333333" svg:stroke-opacity="50%" draw:stroke-linejoin="round" svg:stroke-linecap="butt" draw:fill="solid" draw:fill-color="#ffffff" draw:opacity="20%" fo:padding-top="0.018cm" fo:padding-bottom="0.018cm" fo:padding-left="0.018cm" fo:padding-right="0.018cm" loext:decorative="false"/>
    </style:style>
    <style:style style:name="gr13" style:family="graphic" style:parent-style-name="standard">
      <style:graphic-properties draw:stroke="none" draw:fill="solid" draw:fill-color="#8b0000" loext:decorative="false"/>
    </style:style>
    <style:style style:name="gr14" style:family="graphic" style:parent-style-name="standard">
      <style:graphic-properties draw:stroke="solid" svg:stroke-width="0.025cm" svg:stroke-color="#8b0000" draw:stroke-linejoin="round" svg:stroke-linecap="round" draw:fill="none" fo:padding-top="0.012cm" fo:padding-bottom="0.012cm" fo:padding-left="0.012cm" fo:padding-right="0.012cm" loext:decorative="false"/>
    </style:style>
    <style:style style:name="gr15" style:family="graphic" style:parent-style-name="standard">
      <style:graphic-properties draw:stroke="none" draw:fill="none" draw:textarea-horizontal-align="left" draw:textarea-vertical-align="top" draw:auto-grow-height="true" draw:auto-grow-width="true" fo:min-height="0.988cm" fo:min-width="1.922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988cm" fo:min-width="2.498cm" fo:padding-top="0cm" fo:padding-bottom="0cm" fo:padding-left="0cm" fo:padding-right="0cm" loext:decorative="false"/>
      <style:paragraph-properties style:writing-mode="lr-tb"/>
    </style:style>
    <style:style style:name="gr17" style:family="graphic" style:parent-style-name="standard">
      <style:graphic-properties draw:stroke="solid" svg:stroke-width="0.037cm" svg:stroke-color="#000000" draw:stroke-linejoin="round" svg:stroke-linecap="round" draw:fill="none" fo:padding-top="0.018cm" fo:padding-bottom="0.018cm" fo:padding-left="0.018cm" fo:padding-right="0.018cm" loext:decorative="false"/>
    </style:style>
    <style:style style:name="gr18" style:family="graphic" style:parent-style-name="standard">
      <style:graphic-properties draw:stroke="none" draw:fill="none" draw:textarea-horizontal-align="left" draw:textarea-vertical-align="top" draw:auto-grow-height="true" draw:auto-grow-width="true" fo:min-height="0.988cm" fo:min-width="1.949cm" fo:padding-top="0cm" fo:padding-bottom="0cm" fo:padding-left="0cm" fo:padding-right="0cm" loext:decorative="false"/>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988cm" fo:min-width="1.373cm" fo:padding-top="0cm" fo:padding-bottom="0cm" fo:padding-left="0cm" fo:padding-right="0cm" loext:decorative="false"/>
      <style:paragraph-properties style:writing-mode="lr-tb"/>
    </style:style>
    <style:style style:name="gr20" style:family="graphic" style:parent-style-name="standard">
      <style:graphic-properties draw:stroke="solid" svg:stroke-width="0.034cm" svg:stroke-color="#333333" draw:stroke-linejoin="round" svg:stroke-linecap="butt" draw:fill="none" fo:padding-top="0.017cm" fo:padding-bottom="0.017cm" fo:padding-left="0.017cm" fo:padding-right="0.017cm" loext:decorative="false"/>
    </style:style>
    <style:style style:name="gr21" style:family="graphic" style:parent-style-name="standard">
      <style:graphic-properties draw:stroke="none" draw:fill="none" draw:textarea-horizontal-align="left" draw:textarea-vertical-align="top" draw:auto-grow-height="true" draw:auto-grow-width="true" fo:min-height="0.988cm" fo:min-width="3.785cm" fo:padding-top="0cm" fo:padding-bottom="0cm" fo:padding-left="0cm" fo:padding-right="0cm" loext:decorative="false"/>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987cm" fo:min-width="3.197cm" fo:padding-top="0cm" fo:padding-bottom="0cm" fo:padding-left="0cm" fo:padding-right="0cm" loext:decorative="false"/>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988cm" fo:min-width="3.511cm" fo:padding-top="0cm" fo:padding-bottom="0cm" fo:padding-left="0cm" fo:padding-right="0cm" loext:decorative="false"/>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987cm" fo:min-width="3.179cm" fo:padding-top="0cm" fo:padding-bottom="0cm" fo:padding-left="0cm" fo:padding-right="0cm" loext:decorative="false"/>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988cm" fo:min-width="2.963cm" fo:padding-top="0cm" fo:padding-bottom="0cm" fo:padding-left="0cm" fo:padding-right="0cm" loext:decorative="false"/>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987cm" fo:min-width="3.567cm" fo:padding-top="0cm" fo:padding-bottom="0cm" fo:padding-left="0cm" fo:padding-right="0cm" loext:decorative="false"/>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1.059cm" fo:min-width="7.529cm" fo:padding-top="0cm" fo:padding-bottom="0cm" fo:padding-left="0cm" fo:padding-right="0cm" loext:decorative="false"/>
      <style:paragraph-properties style:writing-mode="lr-tb"/>
    </style:style>
    <style:style style:name="gr28" style:family="graphic" style:parent-style-name="standard">
      <style:graphic-properties draw:stroke="none" draw:fill="none" draw:fill-color="#ffffff" fo:min-height="1.059cm" loext:decorative="false"/>
      <style:paragraph-properties style:writing-mode="lr-tb"/>
    </style:style>
    <style:style style:name="P1" style:family="paragraph">
      <loext:graphic-properties draw:fill="none"/>
    </style:style>
    <style:style style:name="P2" style:family="paragraph">
      <loext:graphic-properties draw:fill="solid" draw:fill-color="#1b9e77" draw:opacity="50%"/>
    </style:style>
    <style:style style:name="P3" style:family="paragraph">
      <loext:graphic-properties draw:fill="solid" draw:fill-color="#d95f02" draw:opacity="50%"/>
    </style:style>
    <style:style style:name="P4" style:family="paragraph">
      <loext:graphic-properties draw:fill="solid" draw:fill-color="#7570b3" draw:opacity="50%"/>
    </style:style>
    <style:style style:name="P5" style:family="paragraph">
      <loext:graphic-properties draw:fill="solid" draw:fill-color="#ffffff" draw:opacity="50%"/>
    </style:style>
    <style:style style:name="P6" style:family="paragraph">
      <loext:graphic-properties draw:fill="solid" draw:fill-color="#ffffff" draw:opacity="20%"/>
    </style:style>
    <style:style style:name="P7" style:family="paragraph">
      <loext:graphic-properties draw:fill="solid" draw:fill-color="#8b0000"/>
    </style:style>
    <style:style style:name="P8" style:family="paragraph">
      <style:paragraph-properties fo:text-align="start" style:writing-mode="lr-tb"/>
    </style:style>
    <style:style style:name="P9" style:family="paragraph">
      <loext:graphic-properties draw:fill="none"/>
      <style:text-properties fo:font-size="28pt" style:font-size-asian="28pt" style:font-size-complex="28pt"/>
    </style:style>
    <style:style style:name="P10" style:family="paragraph">
      <loext:graphic-properties draw:fill="none"/>
      <style:paragraph-properties fo:text-align="start"/>
      <style:text-properties fo:font-size="18pt" style:font-size-asian="28pt" style:font-size-complex="28pt"/>
    </style:style>
    <style:style style:name="P11" style:family="paragraph">
      <loext:graphic-properties draw:fill="none"/>
      <style:text-properties fo:font-size="30pt" style:font-size-asian="30pt" style:font-size-complex="30pt"/>
    </style:style>
    <style:style style:name="P12" style:family="paragraph">
      <loext:graphic-properties draw:fill="none" draw:fill-color="#ffffff"/>
      <style:text-properties fo:font-size="30pt" style:font-size-asian="30pt" style:font-size-complex="30pt"/>
    </style:style>
    <style:style style:name="T1" style:family="text">
      <style:text-properties fo:color="#000000" loext:opacity="100%" style:font-name="Helvetica" fo:font-size="28pt" fo:font-weight="normal" style:font-name-asian="Helvetica" style:font-size-asian="28pt" style:font-weight-asian="normal" style:font-name-complex="Helvetica" style:font-size-complex="28pt" style:font-weight-complex="normal"/>
    </style:style>
    <style:style style:name="T2" style:family="text">
      <style:text-properties fo:color="#4d4d4d" loext:opacity="100%" style:font-name="Helvetica" fo:font-size="28pt" fo:font-weight="normal" style:font-name-asian="Helvetica" style:font-size-asian="28pt" style:font-weight-asian="normal" style:font-name-complex="Helvetica" style:font-size-complex="28pt" style:font-weight-complex="normal"/>
    </style:style>
    <style:style style:name="T3" style:family="text">
      <style:text-properties fo:color="#4d4d4d" loext:opacity="100%" style:font-name="Helvetica" fo:font-size="18pt" fo:font-weight="normal" style:font-name-asian="Helvetica" style:font-size-asian="28pt" style:font-weight-asian="normal" style:font-name-complex="Helvetica" style:font-size-complex="28pt" style:font-weight-complex="normal"/>
    </style:style>
    <style:style style:name="T4" style:family="text">
      <style:text-properties fo:color="#000000" loext:opacity="100%" style:font-name="Helvetica" fo:font-size="30pt" fo:font-weight="bold" style:font-name-asian="Helvetica" style:font-size-asian="30pt" style:font-weight-asian="bold" style:font-name-complex="Helvetica" style:font-size-complex="30pt" style:font-weight-complex="bold"/>
    </style:style>
    <style:style style:name="T5" style:family="text">
      <style:text-properties fo:color="#000000" loext:opacity="100%" style:font-name="Helvetica" fo:font-size="30pt" fo:font-weight="normal" style:font-name-asian="Helvetica" style:font-size-asian="30pt" style:font-weight-asian="normal" style:font-name-complex="Helvetica" style:font-size-complex="30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line draw:style-name="gr1" draw:text-style-name="P1" draw:layer="layout" svg:x1="2.283cm" svg:y1="11.515cm" svg:x2="20.144cm" svg:y2="11.515cm">
          <text:p/>
        </draw:line>
        <draw:line draw:style-name="gr1" draw:text-style-name="P1" draw:layer="layout" svg:x1="2.283cm" svg:y1="8.872cm" svg:x2="20.144cm" svg:y2="8.872cm">
          <text:p/>
        </draw:line>
        <draw:line draw:style-name="gr1" draw:text-style-name="P1" draw:layer="layout" svg:x1="2.283cm" svg:y1="6.23cm" svg:x2="20.144cm" svg:y2="6.23cm">
          <text:p/>
        </draw:line>
        <draw:line draw:style-name="gr1" draw:text-style-name="P1" draw:layer="layout" svg:x1="2.283cm" svg:y1="3.587cm" svg:x2="20.144cm" svg:y2="3.587cm">
          <text:p/>
        </draw:line>
        <draw:line draw:style-name="gr2" draw:text-style-name="P1" draw:layer="layout" svg:x1="2.283cm" svg:y1="12.836cm" svg:x2="20.144cm" svg:y2="12.836cm">
          <text:p/>
        </draw:line>
        <draw:line draw:style-name="gr2" draw:text-style-name="P1" draw:layer="layout" svg:x1="2.283cm" svg:y1="10.193cm" svg:x2="20.144cm" svg:y2="10.193cm">
          <text:p/>
        </draw:line>
        <draw:line draw:style-name="gr2" draw:text-style-name="P1" draw:layer="layout" svg:x1="2.283cm" svg:y1="7.551cm" svg:x2="20.144cm" svg:y2="7.551cm">
          <text:p/>
        </draw:line>
        <draw:line draw:style-name="gr2" draw:text-style-name="P1" draw:layer="layout" svg:x1="2.283cm" svg:y1="4.908cm" svg:x2="20.144cm" svg:y2="4.908cm">
          <text:p/>
        </draw:line>
        <draw:line draw:style-name="gr2" draw:text-style-name="P1" draw:layer="layout" svg:x1="2.283cm" svg:y1="2.266cm" svg:x2="20.144cm" svg:y2="2.266cm">
          <text:p/>
        </draw:line>
        <draw:line draw:style-name="gr2" draw:text-style-name="P1" draw:layer="layout" svg:x1="5.632cm" svg:y1="12.912cm" svg:x2="5.632cm" svg:y2="1.344cm">
          <text:p/>
        </draw:line>
        <draw:line draw:style-name="gr2" draw:text-style-name="P1" draw:layer="layout" svg:x1="11.214cm" svg:y1="12.912cm" svg:x2="11.214cm" svg:y2="1.344cm">
          <text:p/>
        </draw:line>
        <draw:line draw:style-name="gr2" draw:text-style-name="P1" draw:layer="layout" svg:x1="16.795cm" svg:y1="12.912cm" svg:x2="16.795cm" svg:y2="1.344cm">
          <text:p/>
        </draw:line>
        <draw:path draw:style-name="gr3" draw:text-style-name="P2" draw:layer="layout" svg:width="0.401cm" svg:height="0.401cm" svg:x="5.432cm" svg:y="6.848cm" svg:viewBox="0 0 402 402" svg:d="M0 202c0-111 90-202 200-202s202 91 202 202c0 110-92 200-202 200s-200-90-200-200z">
          <text:p/>
        </draw:path>
        <draw:path draw:style-name="gr4" draw:text-style-name="P1" draw:layer="layout" svg:width="0.401cm" svg:height="0.401cm" svg:x="5.432cm" svg:y="6.848cm" svg:viewBox="0 0 402 402" svg:d="M0 202c0-111 90-202 200-202s202 91 202 202c0 110-92 200-202 200s-200-90-200-200z">
          <text:p/>
        </draw:path>
        <draw:path draw:style-name="gr5" draw:text-style-name="P3" draw:layer="layout" svg:width="0.401cm" svg:height="0.401cm" svg:x="11.013cm" svg:y="7.905cm" svg:viewBox="0 0 402 402" svg:d="M0 201c0-110 91-201 202-201 110 0 200 91 200 201s-90 201-200 201c-111 0-202-91-202-201z">
          <text:p/>
        </draw:path>
        <draw:path draw:style-name="gr6" draw:text-style-name="P1" draw:layer="layout" svg:width="0.401cm" svg:height="0.401cm" svg:x="11.013cm" svg:y="7.905cm" svg:viewBox="0 0 402 402" svg:d="M0 201c0-110 91-201 202-201 110 0 200 91 200 201s-90 201-200 201c-111 0-202-91-202-201z">
          <text:p/>
        </draw:path>
        <draw:path draw:style-name="gr7" draw:text-style-name="P4" draw:layer="layout" svg:width="0.402cm" svg:height="0.401cm" svg:x="16.594cm" svg:y="8.553cm" svg:viewBox="0 0 403 402" svg:d="M0 201c0-110 91-201 202-201 110 0 201 91 201 201 0 111-91 201-201 201-111 0-202-90-202-201z">
          <text:p/>
        </draw:path>
        <draw:path draw:style-name="gr8" draw:text-style-name="P1" draw:layer="layout" svg:width="0.402cm" svg:height="0.401cm" svg:x="16.594cm" svg:y="8.553cm" svg:viewBox="0 0 403 402" svg:d="M0 201c0-110 91-201 202-201 110 0 201 91 201 201 0 111-91 201-201 201-111 0-202-90-202-201z">
          <text:p/>
        </draw:path>
        <draw:path draw:style-name="gr3" draw:text-style-name="P2" draw:layer="layout" svg:width="0.401cm" svg:height="0.401cm" svg:x="5.432cm" svg:y="10.442cm" svg:viewBox="0 0 402 402" svg:d="M0 201c0-111 90-201 200-201s202 90 202 201-92 201-202 201-200-90-200-201z">
          <text:p/>
        </draw:path>
        <draw:path draw:style-name="gr4" draw:text-style-name="P1" draw:layer="layout" svg:width="0.401cm" svg:height="0.401cm" svg:x="5.432cm" svg:y="10.442cm" svg:viewBox="0 0 402 402" svg:d="M0 201c0-111 90-201 200-201s202 90 202 201-92 201-202 201-200-90-200-201z">
          <text:p/>
        </draw:path>
        <draw:path draw:style-name="gr5" draw:text-style-name="P3" draw:layer="layout" svg:width="0.401cm" svg:height="0.402cm" svg:x="11.013cm" svg:y="8.169cm" svg:viewBox="0 0 402 403" svg:d="M0 202c0-110 91-202 202-202 110 0 200 92 200 202s-90 201-200 201c-111 0-202-91-202-201z">
          <text:p/>
        </draw:path>
        <draw:path draw:style-name="gr6" draw:text-style-name="P1" draw:layer="layout" svg:width="0.401cm" svg:height="0.402cm" svg:x="11.013cm" svg:y="8.169cm" svg:viewBox="0 0 402 403" svg:d="M0 202c0-110 91-202 202-202 110 0 200 92 200 202s-90 201-200 201c-111 0-202-91-202-201z">
          <text:p/>
        </draw:path>
        <draw:path draw:style-name="gr7" draw:text-style-name="P4" draw:layer="layout" svg:width="0.402cm" svg:height="0.402cm" svg:x="16.594cm" svg:y="11.036cm" svg:viewBox="0 0 403 403" svg:d="M0 201c0-111 91-201 202-201 110 0 201 90 201 201 0 110-91 202-201 202-111 0-202-92-202-202z">
          <text:p/>
        </draw:path>
        <draw:path draw:style-name="gr8" draw:text-style-name="P1" draw:layer="layout" svg:width="0.402cm" svg:height="0.402cm" svg:x="16.594cm" svg:y="11.036cm" svg:viewBox="0 0 403 403" svg:d="M0 201c0-111 91-201 202-201 110 0 201 90 201 201 0 110-91 202-201 202-111 0-202-92-202-202z">
          <text:p/>
        </draw:path>
        <draw:path draw:style-name="gr3" draw:text-style-name="P2" draw:layer="layout" svg:width="0.401cm" svg:height="0.401cm" svg:x="5.432cm" svg:y="9.332cm" svg:viewBox="0 0 402 402" svg:d="M0 202c0-112 90-202 200-202s202 90 202 202c0 110-92 200-202 200s-200-90-200-200z">
          <text:p/>
        </draw:path>
        <draw:path draw:style-name="gr4" draw:text-style-name="P1" draw:layer="layout" svg:width="0.401cm" svg:height="0.401cm" svg:x="5.432cm" svg:y="9.332cm" svg:viewBox="0 0 402 402" svg:d="M0 202c0-112 90-202 200-202s202 90 202 202c0 110-92 200-202 200s-200-90-200-200z">
          <text:p/>
        </draw:path>
        <draw:path draw:style-name="gr5" draw:text-style-name="P3" draw:layer="layout" svg:width="0.401cm" svg:height="0.401cm" svg:x="11.013cm" svg:y="7.905cm" svg:viewBox="0 0 402 402" svg:d="M0 201c0-110 91-201 202-201 110 0 200 91 200 201s-90 201-200 201c-111 0-202-91-202-201z">
          <text:p/>
        </draw:path>
        <draw:path draw:style-name="gr6" draw:text-style-name="P1" draw:layer="layout" svg:width="0.401cm" svg:height="0.401cm" svg:x="11.013cm" svg:y="7.905cm" svg:viewBox="0 0 402 402" svg:d="M0 201c0-110 91-201 202-201 110 0 200 91 200 201s-90 201-200 201c-111 0-202-91-202-201z">
          <text:p/>
        </draw:path>
        <draw:path draw:style-name="gr7" draw:text-style-name="P4" draw:layer="layout" svg:width="0.402cm" svg:height="0.401cm" svg:x="16.594cm" svg:y="3.519cm" svg:viewBox="0 0 403 402" svg:d="M0 201c0-111 91-201 202-201 110 0 201 90 201 201s-91 201-201 201c-111 0-202-90-202-201z">
          <text:p/>
        </draw:path>
        <draw:path draw:style-name="gr8" draw:text-style-name="P1" draw:layer="layout" svg:width="0.402cm" svg:height="0.401cm" svg:x="16.594cm" svg:y="3.519cm" svg:viewBox="0 0 403 402" svg:d="M0 201c0-111 91-201 202-201 110 0 201 90 201 201s-91 201-201 201c-111 0-202-90-202-201z">
          <text:p/>
        </draw:path>
        <draw:path draw:style-name="gr3" draw:text-style-name="P2" draw:layer="layout" svg:width="0.401cm" svg:height="0.401cm" svg:x="5.432cm" svg:y="7.496cm" svg:viewBox="0 0 402 402" svg:d="M0 200c0-110 90-200 200-200s202 90 202 200-92 202-202 202-200-92-200-202z">
          <text:p/>
        </draw:path>
        <draw:path draw:style-name="gr4" draw:text-style-name="P1" draw:layer="layout" svg:width="0.401cm" svg:height="0.401cm" svg:x="5.432cm" svg:y="7.496cm" svg:viewBox="0 0 402 402" svg:d="M0 200c0-110 90-200 200-200s202 90 202 200-92 202-202 202-200-92-200-202z">
          <text:p/>
        </draw:path>
        <draw:path draw:style-name="gr5" draw:text-style-name="P3" draw:layer="layout" svg:width="0.401cm" svg:height="0.401cm" svg:x="11.013cm" svg:y="7.205cm" svg:viewBox="0 0 402 402" svg:d="M0 201c0-111 91-201 202-201 110 0 200 90 200 201s-90 201-200 201c-111 0-202-90-202-201z">
          <text:p/>
        </draw:path>
        <draw:path draw:style-name="gr6" draw:text-style-name="P1" draw:layer="layout" svg:width="0.401cm" svg:height="0.401cm" svg:x="11.013cm" svg:y="7.205cm" svg:viewBox="0 0 402 402" svg:d="M0 201c0-111 91-201 202-201 110 0 200 90 200 201s-90 201-200 201c-111 0-202-90-202-201z">
          <text:p/>
        </draw:path>
        <draw:path draw:style-name="gr7" draw:text-style-name="P4" draw:layer="layout" svg:width="0.402cm" svg:height="0.401cm" svg:x="16.594cm" svg:y="6.558cm" svg:viewBox="0 0 403 402" svg:d="M0 201c0-110 91-201 202-201 110 0 201 91 201 201s-91 201-201 201c-111 0-202-91-202-201z">
          <text:p/>
        </draw:path>
        <draw:path draw:style-name="gr8" draw:text-style-name="P1" draw:layer="layout" svg:width="0.402cm" svg:height="0.401cm" svg:x="16.594cm" svg:y="6.558cm" svg:viewBox="0 0 403 402" svg:d="M0 201c0-110 91-201 202-201 110 0 201 91 201 201s-91 201-201 201c-111 0-202-91-202-201z">
          <text:p/>
        </draw:path>
        <draw:path draw:style-name="gr3" draw:text-style-name="P2" draw:layer="layout" svg:width="0.401cm" svg:height="0.401cm" svg:x="5.432cm" svg:y="7.707cm" svg:viewBox="0 0 402 402" svg:d="M0 202c0-112 90-202 200-202s202 90 202 202c0 110-92 200-202 200s-200-90-200-200z">
          <text:p/>
        </draw:path>
        <draw:path draw:style-name="gr4" draw:text-style-name="P1" draw:layer="layout" svg:width="0.401cm" svg:height="0.401cm" svg:x="5.432cm" svg:y="7.707cm" svg:viewBox="0 0 402 402" svg:d="M0 202c0-112 90-202 200-202s202 90 202 202c0 110-92 200-202 200s-200-90-200-200z">
          <text:p/>
        </draw:path>
        <draw:path draw:style-name="gr5" draw:text-style-name="P3" draw:layer="layout" svg:width="0.401cm" svg:height="0.401cm" svg:x="11.013cm" svg:y="9.874cm" svg:viewBox="0 0 402 402" svg:d="M0 200c0-110 91-200 202-200 110 0 200 90 200 200 0 111-90 202-200 202-111 0-202-91-202-202z">
          <text:p/>
        </draw:path>
        <draw:path draw:style-name="gr6" draw:text-style-name="P1" draw:layer="layout" svg:width="0.401cm" svg:height="0.401cm" svg:x="11.013cm" svg:y="9.874cm" svg:viewBox="0 0 402 402" svg:d="M0 200c0-110 91-200 202-200 110 0 200 90 200 200 0 111-90 202-200 202-111 0-202-91-202-202z">
          <text:p/>
        </draw:path>
        <draw:path draw:style-name="gr7" draw:text-style-name="P4" draw:layer="layout" svg:width="0.402cm" svg:height="0.401cm" svg:x="16.594cm" svg:y="9.213cm" svg:viewBox="0 0 403 402" svg:d="M0 201c0-111 91-201 202-201 110 0 201 90 201 201s-91 201-201 201c-111 0-202-90-202-201z">
          <text:p/>
        </draw:path>
        <draw:path draw:style-name="gr8" draw:text-style-name="P1" draw:layer="layout" svg:width="0.402cm" svg:height="0.401cm" svg:x="16.594cm" svg:y="9.213cm" svg:viewBox="0 0 403 402" svg:d="M0 201c0-111 91-201 202-201 110 0 201 90 201 201s-91 201-201 201c-111 0-202-90-202-201z">
          <text:p/>
        </draw:path>
        <draw:path draw:style-name="gr3" draw:text-style-name="P2" draw:layer="layout" svg:width="0.401cm" svg:height="0.401cm" svg:x="5.432cm" svg:y="6.782cm" svg:viewBox="0 0 402 402" svg:d="M0 201c0-111 90-201 200-201s202 90 202 201-92 201-202 201-200-90-200-201z">
          <text:p/>
        </draw:path>
        <draw:path draw:style-name="gr4" draw:text-style-name="P1" draw:layer="layout" svg:width="0.401cm" svg:height="0.401cm" svg:x="5.432cm" svg:y="6.782cm" svg:viewBox="0 0 402 402" svg:d="M0 201c0-111 90-201 200-201s202 90 202 201-92 201-202 201-200-90-200-201z">
          <text:p/>
        </draw:path>
        <draw:path draw:style-name="gr5" draw:text-style-name="P3" draw:layer="layout" svg:width="0.401cm" svg:height="0.402cm" svg:x="11.013cm" svg:y="8.856cm" svg:viewBox="0 0 402 403" svg:d="M0 202c0-111 91-202 202-202 110 0 200 91 200 202 0 110-90 201-200 201-111 0-202-91-202-201z">
          <text:p/>
        </draw:path>
        <draw:path draw:style-name="gr6" draw:text-style-name="P1" draw:layer="layout" svg:width="0.401cm" svg:height="0.402cm" svg:x="11.013cm" svg:y="8.856cm" svg:viewBox="0 0 402 403" svg:d="M0 202c0-111 91-202 202-202 110 0 200 91 200 202 0 110-90 201-200 201-111 0-202-91-202-201z">
          <text:p/>
        </draw:path>
        <draw:path draw:style-name="gr7" draw:text-style-name="P4" draw:layer="layout" svg:width="0.402cm" svg:height="0.402cm" svg:x="16.594cm" svg:y="4.655cm" svg:viewBox="0 0 403 403" svg:d="M0 201c0-111 91-201 202-201 110 0 201 90 201 201 0 110-91 202-201 202-111 0-202-92-202-202z">
          <text:p/>
        </draw:path>
        <draw:path draw:style-name="gr8" draw:text-style-name="P1" draw:layer="layout" svg:width="0.402cm" svg:height="0.402cm" svg:x="16.594cm" svg:y="4.655cm" svg:viewBox="0 0 403 403" svg:d="M0 201c0-111 91-201 202-201 110 0 201 90 201 201 0 110-91 202-201 202-111 0-202-92-202-202z">
          <text:p/>
        </draw:path>
        <draw:path draw:style-name="gr3" draw:text-style-name="P2" draw:layer="layout" svg:width="0.401cm" svg:height="0.401cm" svg:x="5.432cm" svg:y="7.403cm" svg:viewBox="0 0 402 402" svg:d="M0 202c0-111 90-202 200-202s202 91 202 202c0 110-92 200-202 200s-200-90-200-200z">
          <text:p/>
        </draw:path>
        <draw:path draw:style-name="gr4" draw:text-style-name="P1" draw:layer="layout" svg:width="0.401cm" svg:height="0.401cm" svg:x="5.432cm" svg:y="7.403cm" svg:viewBox="0 0 402 402" svg:d="M0 202c0-111 90-202 200-202s202 91 202 202c0 110-92 200-202 200s-200-90-200-200z">
          <text:p/>
        </draw:path>
        <draw:path draw:style-name="gr5" draw:text-style-name="P3" draw:layer="layout" svg:width="0.401cm" svg:height="0.401cm" svg:x="11.013cm" svg:y="9.689cm" svg:viewBox="0 0 402 402" svg:d="M0 201c0-111 91-201 202-201 110 0 200 90 200 201s-90 201-200 201c-111 0-202-90-202-201z">
          <text:p/>
        </draw:path>
        <draw:path draw:style-name="gr6" draw:text-style-name="P1" draw:layer="layout" svg:width="0.401cm" svg:height="0.401cm" svg:x="11.013cm" svg:y="9.689cm" svg:viewBox="0 0 402 402" svg:d="M0 201c0-111 91-201 202-201 110 0 200 90 200 201s-90 201-200 201c-111 0-202-90-202-201z">
          <text:p/>
        </draw:path>
        <draw:path draw:style-name="gr7" draw:text-style-name="P4" draw:layer="layout" svg:width="0.402cm" svg:height="0.401cm" svg:x="16.594cm" svg:y="12.186cm" svg:viewBox="0 0 403 402" svg:d="M0 202c0-111 91-202 202-202 110 0 201 91 201 202 0 110-91 200-201 200-111 0-202-90-202-200z">
          <text:p/>
        </draw:path>
        <draw:path draw:style-name="gr8" draw:text-style-name="P1" draw:layer="layout" svg:width="0.402cm" svg:height="0.401cm" svg:x="16.594cm" svg:y="12.186cm" svg:viewBox="0 0 403 402" svg:d="M0 202c0-111 91-202 202-202 110 0 201 91 201 202 0 110-91 200-201 200-111 0-202-90-202-200z">
          <text:p/>
        </draw:path>
        <draw:path draw:style-name="gr3" draw:text-style-name="P2" draw:layer="layout" svg:width="0.401cm" svg:height="0.402cm" svg:x="5.432cm" svg:y="5.474cm" svg:viewBox="0 0 402 403" svg:d="M0 201c0-110 90-201 200-201s202 91 202 201-92 202-202 202-200-92-200-202z">
          <text:p/>
        </draw:path>
        <draw:path draw:style-name="gr4" draw:text-style-name="P1" draw:layer="layout" svg:width="0.401cm" svg:height="0.402cm" svg:x="5.432cm" svg:y="5.474cm" svg:viewBox="0 0 402 403" svg:d="M0 201c0-110 90-201 200-201s202 91 202 201-92 202-202 202-200-92-200-202z">
          <text:p/>
        </draw:path>
        <draw:path draw:style-name="gr5" draw:text-style-name="P3" draw:layer="layout" svg:width="0.401cm" svg:height="0.402cm" svg:x="11.013cm" svg:y="8.592cm" svg:viewBox="0 0 402 403" svg:d="M0 202c0-111 91-202 202-202 110 0 200 91 200 202 0 110-90 201-200 201-111 0-202-91-202-201z">
          <text:p/>
        </draw:path>
        <draw:path draw:style-name="gr6" draw:text-style-name="P1" draw:layer="layout" svg:width="0.401cm" svg:height="0.402cm" svg:x="11.013cm" svg:y="8.592cm" svg:viewBox="0 0 402 403" svg:d="M0 202c0-111 91-202 202-202 110 0 200 91 200 202 0 110-90 201-200 201-111 0-202-91-202-201z">
          <text:p/>
        </draw:path>
        <draw:path draw:style-name="gr7" draw:text-style-name="P4" draw:layer="layout" svg:width="0.402cm" svg:height="0.401cm" svg:x="16.594cm" svg:y="7.575cm" svg:viewBox="0 0 403 402" svg:d="M0 200c0-110 91-200 202-200 110 0 201 90 201 200 0 112-91 202-201 202-111 0-202-90-202-202z">
          <text:p/>
        </draw:path>
        <draw:path draw:style-name="gr8" draw:text-style-name="P1" draw:layer="layout" svg:width="0.402cm" svg:height="0.401cm" svg:x="16.594cm" svg:y="7.575cm" svg:viewBox="0 0 403 402" svg:d="M0 200c0-110 91-200 202-200 110 0 201 90 201 200 0 112-91 202-201 202-111 0-202-90-202-202z">
          <text:p/>
        </draw:path>
        <draw:path draw:style-name="gr3" draw:text-style-name="P2" draw:layer="layout" svg:width="0.401cm" svg:height="0.401cm" svg:x="5.432cm" svg:y="6.994cm" svg:viewBox="0 0 402 402" svg:d="M0 201c0-110 90-201 200-201s202 91 202 201-92 201-202 201-200-91-200-201z">
          <text:p/>
        </draw:path>
        <draw:path draw:style-name="gr4" draw:text-style-name="P1" draw:layer="layout" svg:width="0.401cm" svg:height="0.401cm" svg:x="5.432cm" svg:y="6.994cm" svg:viewBox="0 0 402 402" svg:d="M0 201c0-110 90-201 200-201s202 91 202 201-92 201-202 201-200-91-200-201z">
          <text:p/>
        </draw:path>
        <draw:path draw:style-name="gr5" draw:text-style-name="P3" draw:layer="layout" svg:width="0.401cm" svg:height="0.402cm" svg:x="11.013cm" svg:y="7.416cm" svg:viewBox="0 0 402 403" svg:d="M0 202c0-110 91-202 202-202 110 0 200 92 200 202s-90 201-200 201c-111 0-202-91-202-201z">
          <text:p/>
        </draw:path>
        <draw:path draw:style-name="gr6" draw:text-style-name="P1" draw:layer="layout" svg:width="0.401cm" svg:height="0.402cm" svg:x="11.013cm" svg:y="7.416cm" svg:viewBox="0 0 402 403" svg:d="M0 202c0-110 91-202 202-202 110 0 200 92 200 202s-90 201-200 201c-111 0-202-91-202-201z">
          <text:p/>
        </draw:path>
        <draw:path draw:style-name="gr7" draw:text-style-name="P4" draw:layer="layout" svg:width="0.402cm" svg:height="0.402cm" svg:x="16.594cm" svg:y="8.235cm" svg:viewBox="0 0 403 403" svg:d="M0 201c0-110 91-201 202-201 110 0 201 91 201 201 0 111-91 202-201 202-111 0-202-91-202-202z">
          <text:p/>
        </draw:path>
        <draw:path draw:style-name="gr8" draw:text-style-name="P1" draw:layer="layout" svg:width="0.402cm" svg:height="0.402cm" svg:x="16.594cm" svg:y="8.235cm" svg:viewBox="0 0 403 403" svg:d="M0 201c0-110 91-201 202-201 110 0 201 91 201 201 0 111-91 202-201 202-111 0-202-91-202-202z">
          <text:p/>
        </draw:path>
        <draw:path draw:style-name="gr3" draw:text-style-name="P2" draw:layer="layout" svg:width="0.401cm" svg:height="0.401cm" svg:x="5.432cm" svg:y="8.209cm" svg:viewBox="0 0 402 402" svg:d="M0 202c0-111 90-202 200-202s202 91 202 202c0 110-92 200-202 200s-200-90-200-200z">
          <text:p/>
        </draw:path>
        <draw:path draw:style-name="gr4" draw:text-style-name="P1" draw:layer="layout" svg:width="0.401cm" svg:height="0.401cm" svg:x="5.432cm" svg:y="8.209cm" svg:viewBox="0 0 402 402" svg:d="M0 202c0-111 90-202 200-202s202 91 202 202c0 110-92 200-202 200s-200-90-200-200z">
          <text:p/>
        </draw:path>
        <draw:path draw:style-name="gr5" draw:text-style-name="P3" draw:layer="layout" svg:width="0.401cm" svg:height="0.401cm" svg:x="11.013cm" svg:y="7.073cm" svg:viewBox="0 0 402 402" svg:d="M0 200c0-110 91-200 202-200 110 0 200 90 200 200 0 111-90 202-200 202-111 0-202-91-202-202z">
          <text:p/>
        </draw:path>
        <draw:path draw:style-name="gr6" draw:text-style-name="P1" draw:layer="layout" svg:width="0.401cm" svg:height="0.401cm" svg:x="11.013cm" svg:y="7.073cm" svg:viewBox="0 0 402 402" svg:d="M0 200c0-110 91-200 202-200 110 0 200 90 200 200 0 111-90 202-200 202-111 0-202-91-202-202z">
          <text:p/>
        </draw:path>
        <draw:path draw:style-name="gr7" draw:text-style-name="P4" draw:layer="layout" svg:width="0.402cm" svg:height="0.402cm" svg:x="16.594cm" svg:y="7.363cm" svg:viewBox="0 0 403 403" svg:d="M0 202c0-110 91-202 202-202 110 0 201 92 201 202 0 111-91 201-201 201-111 0-202-90-202-201z">
          <text:p/>
        </draw:path>
        <draw:path draw:style-name="gr8" draw:text-style-name="P1" draw:layer="layout" svg:width="0.402cm" svg:height="0.402cm" svg:x="16.594cm" svg:y="7.363cm" svg:viewBox="0 0 403 403" svg:d="M0 202c0-110 91-202 202-202 110 0 201 92 201 202 0 111-91 201-201 201-111 0-202-90-202-201z">
          <text:p/>
        </draw:path>
        <draw:path draw:style-name="gr3" draw:text-style-name="P2" draw:layer="layout" svg:width="0.401cm" svg:height="0.401cm" svg:x="5.432cm" svg:y="5.686cm" svg:viewBox="0 0 402 402" svg:d="M0 201c0-111 90-201 200-201s202 90 202 201-92 201-202 201-200-90-200-201z">
          <text:p/>
        </draw:path>
        <draw:path draw:style-name="gr4" draw:text-style-name="P1" draw:layer="layout" svg:width="0.401cm" svg:height="0.401cm" svg:x="5.432cm" svg:y="5.686cm" svg:viewBox="0 0 402 402" svg:d="M0 201c0-111 90-201 200-201s202 90 202 201-92 201-202 201-200-90-200-201z">
          <text:p/>
        </draw:path>
        <draw:path draw:style-name="gr5" draw:text-style-name="P3" draw:layer="layout" svg:width="0.401cm" svg:height="0.401cm" svg:x="11.013cm" svg:y="10.772cm" svg:viewBox="0 0 402 402" svg:d="M0 201c0-111 91-201 202-201 110 0 200 90 200 201s-90 201-200 201c-111 0-202-90-202-201z">
          <text:p/>
        </draw:path>
        <draw:path draw:style-name="gr6" draw:text-style-name="P1" draw:layer="layout" svg:width="0.401cm" svg:height="0.401cm" svg:x="11.013cm" svg:y="10.772cm" svg:viewBox="0 0 402 402" svg:d="M0 201c0-111 91-201 202-201 110 0 200 90 200 201s-90 201-200 201c-111 0-202-90-202-201z">
          <text:p/>
        </draw:path>
        <draw:path draw:style-name="gr7" draw:text-style-name="P4" draw:layer="layout" svg:width="0.402cm" svg:height="0.402cm" svg:x="16.594cm" svg:y="8.79cm" svg:viewBox="0 0 403 403" svg:d="M0 201c0-110 91-201 202-201 110 0 201 91 201 201 0 112-91 202-201 202-111 0-202-90-202-202z">
          <text:p/>
        </draw:path>
        <draw:path draw:style-name="gr8" draw:text-style-name="P1" draw:layer="layout" svg:width="0.402cm" svg:height="0.402cm" svg:x="16.594cm" svg:y="8.79cm" svg:viewBox="0 0 403 403" svg:d="M0 201c0-110 91-201 202-201 110 0 201 91 201 201 0 112-91 202-201 202-111 0-202-90-202-202z">
          <text:p/>
        </draw:path>
        <draw:path draw:style-name="gr3" draw:text-style-name="P2" draw:layer="layout" svg:width="0.401cm" svg:height="0.401cm" svg:x="5.432cm" svg:y="7.905cm" svg:viewBox="0 0 402 402" svg:d="M0 201c0-110 90-201 200-201s202 91 202 201-92 201-202 201-200-91-200-201z">
          <text:p/>
        </draw:path>
        <draw:path draw:style-name="gr4" draw:text-style-name="P1" draw:layer="layout" svg:width="0.401cm" svg:height="0.401cm" svg:x="5.432cm" svg:y="7.905cm" svg:viewBox="0 0 402 402" svg:d="M0 201c0-110 90-201 200-201s202 91 202 201-92 201-202 201-200-91-200-201z">
          <text:p/>
        </draw:path>
        <draw:path draw:style-name="gr5" draw:text-style-name="P3" draw:layer="layout" svg:width="0.401cm" svg:height="0.401cm" svg:x="11.013cm" svg:y="6.32cm" svg:viewBox="0 0 402 402" svg:d="M0 200c0-110 91-200 202-200 110 0 200 90 200 200 0 112-90 202-200 202-111 0-202-90-202-202z">
          <text:p/>
        </draw:path>
        <draw:path draw:style-name="gr6" draw:text-style-name="P1" draw:layer="layout" svg:width="0.401cm" svg:height="0.401cm" svg:x="11.013cm" svg:y="6.32cm" svg:viewBox="0 0 402 402" svg:d="M0 200c0-110 91-200 202-200 110 0 200 90 200 200 0 112-90 202-200 202-111 0-202-90-202-202z">
          <text:p/>
        </draw:path>
        <draw:path draw:style-name="gr7" draw:text-style-name="P4" draw:layer="layout" svg:width="0.402cm" svg:height="0.401cm" svg:x="16.594cm" svg:y="7.707cm" svg:viewBox="0 0 403 402" svg:d="M0 202c0-112 91-202 202-202 110 0 201 90 201 202 0 110-91 200-201 200-111 0-202-90-202-200z">
          <text:p/>
        </draw:path>
        <draw:path draw:style-name="gr8" draw:text-style-name="P1" draw:layer="layout" svg:width="0.402cm" svg:height="0.401cm" svg:x="16.594cm" svg:y="7.707cm" svg:viewBox="0 0 403 402" svg:d="M0 202c0-112 91-202 202-202 110 0 201 90 201 202 0 110-91 200-201 200-111 0-202-90-202-200z">
          <text:p/>
        </draw:path>
        <draw:path draw:style-name="gr3" draw:text-style-name="P2" draw:layer="layout" svg:width="0.401cm" svg:height="0.402cm" svg:x="5.432cm" svg:y="2.29cm" svg:viewBox="0 0 402 403" svg:d="M0 201c0-111 90-201 200-201s202 90 202 201c0 110-92 202-202 202s-200-92-200-202z">
          <text:p/>
        </draw:path>
        <draw:path draw:style-name="gr4" draw:text-style-name="P1" draw:layer="layout" svg:width="0.401cm" svg:height="0.402cm" svg:x="5.432cm" svg:y="2.29cm" svg:viewBox="0 0 402 403" svg:d="M0 201c0-111 90-201 200-201s202 90 202 201c0 110-92 202-202 202s-200-92-200-202z">
          <text:p/>
        </draw:path>
        <draw:path draw:style-name="gr5" draw:text-style-name="P3" draw:layer="layout" svg:width="0.401cm" svg:height="0.402cm" svg:x="11.013cm" svg:y="8.024cm" svg:viewBox="0 0 402 403" svg:d="M0 202c0-112 91-202 202-202 110 0 200 90 200 202 0 110-90 201-200 201-111 0-202-91-202-201z">
          <text:p/>
        </draw:path>
        <draw:path draw:style-name="gr6" draw:text-style-name="P1" draw:layer="layout" svg:width="0.401cm" svg:height="0.402cm" svg:x="11.013cm" svg:y="8.024cm" svg:viewBox="0 0 402 403" svg:d="M0 202c0-112 91-202 202-202 110 0 200 90 200 202 0 110-90 201-200 201-111 0-202-91-202-201z">
          <text:p/>
        </draw:path>
        <draw:path draw:style-name="gr7" draw:text-style-name="P4" draw:layer="layout" svg:width="0.402cm" svg:height="0.401cm" svg:x="16.594cm" svg:y="4.259cm" svg:viewBox="0 0 403 402" svg:d="M0 200c0-110 91-200 202-200 110 0 201 90 201 200 0 111-91 202-201 202-111 0-202-91-202-202z">
          <text:p/>
        </draw:path>
        <draw:path draw:style-name="gr8" draw:text-style-name="P1" draw:layer="layout" svg:width="0.402cm" svg:height="0.401cm" svg:x="16.594cm" svg:y="4.259cm" svg:viewBox="0 0 403 402" svg:d="M0 200c0-110 91-200 202-200 110 0 201 90 201 200 0 111-91 202-201 202-111 0-202-91-202-202z">
          <text:p/>
        </draw:path>
        <draw:path draw:style-name="gr3" draw:text-style-name="P2" draw:layer="layout" svg:width="0.401cm" svg:height="0.401cm" svg:x="5.432cm" svg:y="7.905cm" svg:viewBox="0 0 402 402" svg:d="M0 201c0-110 90-201 200-201s202 91 202 201-92 201-202 201-200-91-200-201z">
          <text:p/>
        </draw:path>
        <draw:path draw:style-name="gr4" draw:text-style-name="P1" draw:layer="layout" svg:width="0.401cm" svg:height="0.401cm" svg:x="5.432cm" svg:y="7.905cm" svg:viewBox="0 0 402 402" svg:d="M0 201c0-110 90-201 200-201s202 91 202 201-92 201-202 201-200-91-200-201z">
          <text:p/>
        </draw:path>
        <draw:path draw:style-name="gr5" draw:text-style-name="P3" draw:layer="layout" svg:width="0.401cm" svg:height="0.401cm" svg:x="11.013cm" svg:y="9.874cm" svg:viewBox="0 0 402 402" svg:d="M0 200c0-110 91-200 202-200 110 0 200 90 200 200 0 111-90 202-200 202-111 0-202-91-202-202z">
          <text:p/>
        </draw:path>
        <draw:path draw:style-name="gr6" draw:text-style-name="P1" draw:layer="layout" svg:width="0.401cm" svg:height="0.401cm" svg:x="11.013cm" svg:y="9.874cm" svg:viewBox="0 0 402 402" svg:d="M0 200c0-110 91-200 202-200 110 0 200 90 200 200 0 111-90 202-200 202-111 0-202-91-202-202z">
          <text:p/>
        </draw:path>
        <draw:path draw:style-name="gr7" draw:text-style-name="P4" draw:layer="layout" svg:width="0.402cm" svg:height="0.401cm" svg:x="16.594cm" svg:y="8.883cm" svg:viewBox="0 0 403 402" svg:d="M0 202c0-112 91-202 202-202 110 0 201 90 201 202 0 110-91 200-201 200-111 0-202-90-202-200z">
          <text:p/>
        </draw:path>
        <draw:path draw:style-name="gr8" draw:text-style-name="P1" draw:layer="layout" svg:width="0.402cm" svg:height="0.401cm" svg:x="16.594cm" svg:y="8.883cm" svg:viewBox="0 0 403 402" svg:d="M0 202c0-112 91-202 202-202 110 0 201 90 201 202 0 110-91 200-201 200-111 0-202-90-202-200z">
          <text:p/>
        </draw:path>
        <draw:path draw:style-name="gr3" draw:text-style-name="P2" draw:layer="layout" svg:width="0.401cm" svg:height="0.402cm" svg:x="5.432cm" svg:y="7.667cm" svg:viewBox="0 0 402 403" svg:d="M0 202c0-111 90-202 200-202s202 91 202 202c0 110-92 201-202 201s-200-91-200-201z">
          <text:p/>
        </draw:path>
        <draw:path draw:style-name="gr4" draw:text-style-name="P1" draw:layer="layout" svg:width="0.401cm" svg:height="0.402cm" svg:x="5.432cm" svg:y="7.667cm" svg:viewBox="0 0 402 403" svg:d="M0 202c0-111 90-202 200-202s202 91 202 202c0 110-92 201-202 201s-200-91-200-201z">
          <text:p/>
        </draw:path>
        <draw:path draw:style-name="gr5" draw:text-style-name="P3" draw:layer="layout" svg:width="0.401cm" svg:height="0.402cm" svg:x="11.013cm" svg:y="7.231cm" svg:viewBox="0 0 402 403" svg:d="M0 202c0-111 91-202 202-202 110 0 200 91 200 202 0 110-90 201-200 201-111 0-202-91-202-201z">
          <text:p/>
        </draw:path>
        <draw:path draw:style-name="gr6" draw:text-style-name="P1" draw:layer="layout" svg:width="0.401cm" svg:height="0.402cm" svg:x="11.013cm" svg:y="7.231cm" svg:viewBox="0 0 402 403" svg:d="M0 202c0-111 91-202 202-202 110 0 200 91 200 202 0 110-90 201-200 201-111 0-202-91-202-201z">
          <text:p/>
        </draw:path>
        <draw:path draw:style-name="gr7" draw:text-style-name="P4" draw:layer="layout" svg:width="0.402cm" svg:height="0.402cm" svg:x="16.594cm" svg:y="5.17cm" svg:viewBox="0 0 403 403" svg:d="M0 201c0-111 91-201 202-201 110 0 201 90 201 201s-91 202-201 202c-111 0-202-91-202-202z">
          <text:p/>
        </draw:path>
        <draw:path draw:style-name="gr8" draw:text-style-name="P1" draw:layer="layout" svg:width="0.402cm" svg:height="0.402cm" svg:x="16.594cm" svg:y="5.17cm" svg:viewBox="0 0 403 403" svg:d="M0 201c0-111 91-201 202-201 110 0 201 90 201 201s-91 202-201 202c-111 0-202-91-202-202z">
          <text:p/>
        </draw:path>
        <draw:path draw:style-name="gr3" draw:text-style-name="P2" draw:layer="layout" svg:width="0.401cm" svg:height="0.401cm" svg:x="5.432cm" svg:y="7.456cm" svg:viewBox="0 0 402 402" svg:d="M0 201c0-111 90-201 200-201s202 90 202 201c0 110-92 201-202 201s-200-91-200-201z">
          <text:p/>
        </draw:path>
        <draw:path draw:style-name="gr4" draw:text-style-name="P1" draw:layer="layout" svg:width="0.401cm" svg:height="0.401cm" svg:x="5.432cm" svg:y="7.456cm" svg:viewBox="0 0 402 402" svg:d="M0 201c0-111 90-201 200-201s202 90 202 201c0 110-92 201-202 201s-200-91-200-201z">
          <text:p/>
        </draw:path>
        <draw:path draw:style-name="gr5" draw:text-style-name="P3" draw:layer="layout" svg:width="0.401cm" svg:height="0.402cm" svg:x="11.013cm" svg:y="6.729cm" svg:viewBox="0 0 402 403" svg:d="M0 201c0-110 91-201 202-201 110 0 200 91 200 201 0 111-90 202-200 202-111 0-202-91-202-202z">
          <text:p/>
        </draw:path>
        <draw:path draw:style-name="gr6" draw:text-style-name="P1" draw:layer="layout" svg:width="0.401cm" svg:height="0.402cm" svg:x="11.013cm" svg:y="6.729cm" svg:viewBox="0 0 402 403" svg:d="M0 201c0-110 91-201 202-201 110 0 200 91 200 201 0 111-90 202-200 202-111 0-202-91-202-202z">
          <text:p/>
        </draw:path>
        <draw:path draw:style-name="gr7" draw:text-style-name="P4" draw:layer="layout" svg:width="0.402cm" svg:height="0.401cm" svg:x="16.594cm" svg:y="7.76cm" svg:viewBox="0 0 403 402" svg:d="M0 202c0-111 91-202 202-202 110 0 201 91 201 202 0 110-91 200-201 200-111 0-202-90-202-200z">
          <text:p/>
        </draw:path>
        <draw:path draw:style-name="gr8" draw:text-style-name="P1" draw:layer="layout" svg:width="0.402cm" svg:height="0.401cm" svg:x="16.594cm" svg:y="7.76cm" svg:viewBox="0 0 403 402" svg:d="M0 202c0-111 91-202 202-202 110 0 201 91 201 202 0 110-91 200-201 200-111 0-202-90-202-200z">
          <text:p/>
        </draw:path>
        <draw:path draw:style-name="gr3" draw:text-style-name="P2" draw:layer="layout" svg:width="0.401cm" svg:height="0.402cm" svg:x="5.432cm" svg:y="8.526cm" svg:viewBox="0 0 402 403" svg:d="M0 202c0-112 90-202 200-202s202 90 202 202c0 110-92 201-202 201s-200-91-200-201z">
          <text:p/>
        </draw:path>
        <draw:path draw:style-name="gr4" draw:text-style-name="P1" draw:layer="layout" svg:width="0.401cm" svg:height="0.402cm" svg:x="5.432cm" svg:y="8.526cm" svg:viewBox="0 0 402 403" svg:d="M0 202c0-112 90-202 200-202s202 90 202 202c0 110-92 201-202 201s-200-91-200-201z">
          <text:p/>
        </draw:path>
        <draw:path draw:style-name="gr5" draw:text-style-name="P3" draw:layer="layout" svg:width="0.401cm" svg:height="0.402cm" svg:x="11.013cm" svg:y="8.024cm" svg:viewBox="0 0 402 403" svg:d="M0 202c0-112 91-202 202-202 110 0 200 90 200 202 0 110-90 201-200 201-111 0-202-91-202-201z">
          <text:p/>
        </draw:path>
        <draw:path draw:style-name="gr6" draw:text-style-name="P1" draw:layer="layout" svg:width="0.401cm" svg:height="0.402cm" svg:x="11.013cm" svg:y="8.024cm" svg:viewBox="0 0 402 403" svg:d="M0 202c0-112 91-202 202-202 110 0 200 90 200 202 0 110-90 201-200 201-111 0-202-91-202-201z">
          <text:p/>
        </draw:path>
        <draw:path draw:style-name="gr7" draw:text-style-name="P4" draw:layer="layout" svg:width="0.402cm" svg:height="0.402cm" svg:x="16.594cm" svg:y="9.662cm" svg:viewBox="0 0 403 403" svg:d="M0 202c0-111 91-202 202-202 110 0 201 91 201 202 0 110-91 201-201 201-111 0-202-91-202-201z">
          <text:p/>
        </draw:path>
        <draw:path draw:style-name="gr8" draw:text-style-name="P1" draw:layer="layout" svg:width="0.402cm" svg:height="0.402cm" svg:x="16.594cm" svg:y="9.662cm" svg:viewBox="0 0 403 403" svg:d="M0 202c0-111 91-202 202-202 110 0 201 91 201 202 0 110-91 201-201 201-111 0-202-91-202-201z">
          <text:p/>
        </draw:path>
        <draw:path draw:style-name="gr3" draw:text-style-name="P2" draw:layer="layout" svg:width="0.401cm" svg:height="0.401cm" svg:x="5.432cm" svg:y="3.955cm" svg:viewBox="0 0 402 402" svg:d="M0 201c0-111 90-201 200-201s202 90 202 201-92 201-202 201-200-90-200-201z">
          <text:p/>
        </draw:path>
        <draw:path draw:style-name="gr4" draw:text-style-name="P1" draw:layer="layout" svg:width="0.401cm" svg:height="0.401cm" svg:x="5.432cm" svg:y="3.955cm" svg:viewBox="0 0 402 402" svg:d="M0 201c0-111 90-201 200-201s202 90 202 201-92 201-202 201-200-90-200-201z">
          <text:p/>
        </draw:path>
        <draw:path draw:style-name="gr5" draw:text-style-name="P3" draw:layer="layout" svg:width="0.401cm" svg:height="0.401cm" svg:x="11.013cm" svg:y="9.147cm" svg:viewBox="0 0 402 402" svg:d="M0 201c0-111 91-201 202-201 110 0 200 90 200 201s-90 201-200 201c-111 0-202-90-202-201z">
          <text:p/>
        </draw:path>
        <draw:path draw:style-name="gr6" draw:text-style-name="P1" draw:layer="layout" svg:width="0.401cm" svg:height="0.401cm" svg:x="11.013cm" svg:y="9.147cm" svg:viewBox="0 0 402 402" svg:d="M0 201c0-111 91-201 202-201 110 0 200 90 200 201s-90 201-200 201c-111 0-202-90-202-201z">
          <text:p/>
        </draw:path>
        <draw:path draw:style-name="gr7" draw:text-style-name="P4" draw:layer="layout" svg:width="0.402cm" svg:height="0.402cm" svg:x="16.594cm" svg:y="8.962cm" svg:viewBox="0 0 403 403" svg:d="M0 202c0-111 91-202 202-202 110 0 201 91 201 202 0 110-91 201-201 201-111 0-202-91-202-201z">
          <text:p/>
        </draw:path>
        <draw:path draw:style-name="gr8" draw:text-style-name="P1" draw:layer="layout" svg:width="0.402cm" svg:height="0.402cm" svg:x="16.594cm" svg:y="8.962cm" svg:viewBox="0 0 403 403" svg:d="M0 202c0-111 91-202 202-202 110 0 201 91 201 202 0 110-91 201-201 201-111 0-202-91-202-201z">
          <text:p/>
        </draw:path>
        <draw:path draw:style-name="gr3" draw:text-style-name="P2" draw:layer="layout" svg:width="0.401cm" svg:height="0.401cm" svg:x="5.432cm" svg:y="5.884cm" svg:viewBox="0 0 402 402" svg:d="M0 201c0-111 90-201 200-201s202 90 202 201c0 110-92 201-202 201s-200-91-200-201z">
          <text:p/>
        </draw:path>
        <draw:path draw:style-name="gr4" draw:text-style-name="P1" draw:layer="layout" svg:width="0.401cm" svg:height="0.401cm" svg:x="5.432cm" svg:y="5.884cm" svg:viewBox="0 0 402 402" svg:d="M0 201c0-111 90-201 200-201s202 90 202 201c0 110-92 201-202 201s-200-91-200-201z">
          <text:p/>
        </draw:path>
        <draw:path draw:style-name="gr5" draw:text-style-name="P3" draw:layer="layout" svg:width="0.401cm" svg:height="0.402cm" svg:x="11.013cm" svg:y="8.024cm" svg:viewBox="0 0 402 403" svg:d="M0 202c0-112 91-202 202-202 110 0 200 90 200 202 0 110-90 201-200 201-111 0-202-91-202-201z">
          <text:p/>
        </draw:path>
        <draw:path draw:style-name="gr6" draw:text-style-name="P1" draw:layer="layout" svg:width="0.401cm" svg:height="0.402cm" svg:x="11.013cm" svg:y="8.024cm" svg:viewBox="0 0 402 403" svg:d="M0 202c0-112 91-202 202-202 110 0 200 90 200 202 0 110-90 201-200 201-111 0-202-91-202-201z">
          <text:p/>
        </draw:path>
        <draw:path draw:style-name="gr7" draw:text-style-name="P4" draw:layer="layout" svg:width="0.402cm" svg:height="0.401cm" svg:x="16.594cm" svg:y="7.905cm" svg:viewBox="0 0 403 402" svg:d="M0 201c0-110 91-201 202-201 110 0 201 91 201 201s-91 201-201 201c-111 0-202-91-202-201z">
          <text:p/>
        </draw:path>
        <draw:path draw:style-name="gr8" draw:text-style-name="P1" draw:layer="layout" svg:width="0.402cm" svg:height="0.401cm" svg:x="16.594cm" svg:y="7.905cm" svg:viewBox="0 0 403 402" svg:d="M0 201c0-110 91-201 202-201 110 0 201 91 201 201s-91 201-201 201c-111 0-202-91-202-201z">
          <text:p/>
        </draw:path>
        <draw:path draw:style-name="gr3" draw:text-style-name="P2" draw:layer="layout" svg:width="0.401cm" svg:height="0.401cm" svg:x="5.432cm" svg:y="6.994cm" svg:viewBox="0 0 402 402" svg:d="M0 201c0-110 90-201 200-201s202 91 202 201-92 201-202 201-200-91-200-201z">
          <text:p/>
        </draw:path>
        <draw:path draw:style-name="gr4" draw:text-style-name="P1" draw:layer="layout" svg:width="0.401cm" svg:height="0.401cm" svg:x="5.432cm" svg:y="6.994cm" svg:viewBox="0 0 402 402" svg:d="M0 201c0-110 90-201 200-201s202 91 202 201-92 201-202 201-200-91-200-201z">
          <text:p/>
        </draw:path>
        <draw:path draw:style-name="gr5" draw:text-style-name="P3" draw:layer="layout" svg:width="0.401cm" svg:height="0.401cm" svg:x="11.013cm" svg:y="7.496cm" svg:viewBox="0 0 402 402" svg:d="M0 200c0-110 91-200 202-200 110 0 200 90 200 200s-90 202-200 202c-111 0-202-92-202-202z">
          <text:p/>
        </draw:path>
        <draw:path draw:style-name="gr6" draw:text-style-name="P1" draw:layer="layout" svg:width="0.401cm" svg:height="0.401cm" svg:x="11.013cm" svg:y="7.496cm" svg:viewBox="0 0 402 402" svg:d="M0 200c0-110 91-200 202-200 110 0 200 90 200 200s-90 202-200 202c-111 0-202-92-202-202z">
          <text:p/>
        </draw:path>
        <draw:path draw:style-name="gr7" draw:text-style-name="P4" draw:layer="layout" svg:width="0.402cm" svg:height="0.402cm" svg:x="16.594cm" svg:y="6.042cm" svg:viewBox="0 0 403 403" svg:d="M0 202c0-111 91-202 202-202 110 0 201 91 201 202 0 110-91 201-201 201-111 0-202-91-202-201z">
          <text:p/>
        </draw:path>
        <draw:path draw:style-name="gr8" draw:text-style-name="P1" draw:layer="layout" svg:width="0.402cm" svg:height="0.402cm" svg:x="16.594cm" svg:y="6.042cm" svg:viewBox="0 0 403 403" svg:d="M0 202c0-111 91-202 202-202 110 0 201 91 201 202 0 110-91 201-201 201-111 0-202-91-202-201z">
          <text:p/>
        </draw:path>
        <draw:path draw:style-name="gr3" draw:text-style-name="P2" draw:layer="layout" svg:width="0.401cm" svg:height="0.402cm" svg:x="5.432cm" svg:y="6.729cm" svg:viewBox="0 0 402 403" svg:d="M0 201c0-110 90-201 200-201s202 91 202 201c0 111-92 202-202 202s-200-91-200-202z">
          <text:p/>
        </draw:path>
        <draw:path draw:style-name="gr4" draw:text-style-name="P1" draw:layer="layout" svg:width="0.401cm" svg:height="0.402cm" svg:x="5.432cm" svg:y="6.729cm" svg:viewBox="0 0 402 403" svg:d="M0 201c0-110 90-201 200-201s202 91 202 201c0 111-92 202-202 202s-200-91-200-202z">
          <text:p/>
        </draw:path>
        <draw:path draw:style-name="gr5" draw:text-style-name="P3" draw:layer="layout" svg:width="0.401cm" svg:height="0.402cm" svg:x="11.013cm" svg:y="7.865cm" svg:viewBox="0 0 402 403" svg:d="M0 201c0-110 91-201 202-201 110 0 200 91 200 201 0 111-90 202-200 202-111 0-202-91-202-202z">
          <text:p/>
        </draw:path>
        <draw:path draw:style-name="gr6" draw:text-style-name="P1" draw:layer="layout" svg:width="0.401cm" svg:height="0.402cm" svg:x="11.013cm" svg:y="7.865cm" svg:viewBox="0 0 402 403" svg:d="M0 201c0-110 91-201 202-201 110 0 200 91 200 201 0 111-90 202-200 202-111 0-202-91-202-202z">
          <text:p/>
        </draw:path>
        <draw:path draw:style-name="gr7" draw:text-style-name="P4" draw:layer="layout" svg:width="0.402cm" svg:height="0.402cm" svg:x="16.594cm" svg:y="10.904cm" svg:viewBox="0 0 403 403" svg:d="M0 202c0-111 91-202 202-202 110 0 201 91 201 202 0 110-91 201-201 201-111 0-202-91-202-201z">
          <text:p/>
        </draw:path>
        <draw:path draw:style-name="gr8" draw:text-style-name="P1" draw:layer="layout" svg:width="0.402cm" svg:height="0.402cm" svg:x="16.594cm" svg:y="10.904cm" svg:viewBox="0 0 403 403" svg:d="M0 202c0-111 91-202 202-202 110 0 201 91 201 202 0 110-91 201-201 201-111 0-202-91-202-201z">
          <text:p/>
        </draw:path>
        <draw:path draw:style-name="gr3" draw:text-style-name="P2" draw:layer="layout" svg:width="0.401cm" svg:height="0.401cm" svg:x="5.432cm" svg:y="3.744cm" svg:viewBox="0 0 402 402" svg:d="M0 201c0-110 90-201 200-201s202 91 202 201-92 201-202 201-200-91-200-201z">
          <text:p/>
        </draw:path>
        <draw:path draw:style-name="gr4" draw:text-style-name="P1" draw:layer="layout" svg:width="0.401cm" svg:height="0.401cm" svg:x="5.432cm" svg:y="3.744cm" svg:viewBox="0 0 402 402" svg:d="M0 201c0-110 90-201 200-201s202 91 202 201-92 201-202 201-200-91-200-201z">
          <text:p/>
        </draw:path>
        <draw:path draw:style-name="gr5" draw:text-style-name="P3" draw:layer="layout" svg:width="0.401cm" svg:height="0.401cm" svg:x="11.013cm" svg:y="8.262cm" svg:viewBox="0 0 402 402" svg:d="M0 201c0-111 91-201 202-201 110 0 200 90 200 201 0 110-90 201-200 201-111 0-202-91-202-201z">
          <text:p/>
        </draw:path>
        <draw:path draw:style-name="gr6" draw:text-style-name="P1" draw:layer="layout" svg:width="0.401cm" svg:height="0.401cm" svg:x="11.013cm" svg:y="8.262cm" svg:viewBox="0 0 402 402" svg:d="M0 201c0-111 91-201 202-201 110 0 200 90 200 201 0 110-90 201-200 201-111 0-202-91-202-201z">
          <text:p/>
        </draw:path>
        <draw:path draw:style-name="gr7" draw:text-style-name="P4" draw:layer="layout" svg:width="0.402cm" svg:height="0.402cm" svg:x="16.594cm" svg:y="7.918cm" svg:viewBox="0 0 403 403" svg:d="M0 201c0-110 91-201 202-201 110 0 201 91 201 201 0 111-91 202-201 202-111 0-202-91-202-202z">
          <text:p/>
        </draw:path>
        <draw:path draw:style-name="gr8" draw:text-style-name="P1" draw:layer="layout" svg:width="0.402cm" svg:height="0.402cm" svg:x="16.594cm" svg:y="7.918cm" svg:viewBox="0 0 403 403" svg:d="M0 201c0-110 91-201 202-201 110 0 201 91 201 201 0 111-91 202-201 202-111 0-202-91-202-202z">
          <text:p/>
        </draw:path>
        <draw:path draw:style-name="gr3" draw:text-style-name="P2" draw:layer="layout" svg:width="0.401cm" svg:height="0.402cm" svg:x="5.432cm" svg:y="7.918cm" svg:viewBox="0 0 402 403" svg:d="M0 201c0-110 90-201 200-201s202 91 202 201c0 111-92 202-202 202s-200-91-200-202z">
          <text:p/>
        </draw:path>
        <draw:path draw:style-name="gr4" draw:text-style-name="P1" draw:layer="layout" svg:width="0.401cm" svg:height="0.402cm" svg:x="5.432cm" svg:y="7.918cm" svg:viewBox="0 0 402 403" svg:d="M0 201c0-110 90-201 200-201s202 91 202 201c0 111-92 202-202 202s-200-91-200-202z">
          <text:p/>
        </draw:path>
        <draw:path draw:style-name="gr5" draw:text-style-name="P3" draw:layer="layout" svg:width="0.401cm" svg:height="0.401cm" svg:x="11.013cm" svg:y="7.628cm" svg:viewBox="0 0 402 402" svg:d="M0 201c0-111 91-201 202-201 110 0 200 90 200 201s-90 201-200 201c-111 0-202-90-202-201z">
          <text:p/>
        </draw:path>
        <draw:path draw:style-name="gr6" draw:text-style-name="P1" draw:layer="layout" svg:width="0.401cm" svg:height="0.401cm" svg:x="11.013cm" svg:y="7.628cm" svg:viewBox="0 0 402 402" svg:d="M0 201c0-111 91-201 202-201 110 0 200 90 200 201s-90 201-200 201c-111 0-202-90-202-201z">
          <text:p/>
        </draw:path>
        <draw:path draw:style-name="gr7" draw:text-style-name="P4" draw:layer="layout" svg:width="0.402cm" svg:height="0.402cm" svg:x="16.594cm" svg:y="6.861cm" svg:viewBox="0 0 403 403" svg:d="M0 202c0-111 91-202 202-202 110 0 201 91 201 202s-91 201-201 201c-111 0-202-90-202-201z">
          <text:p/>
        </draw:path>
        <draw:path draw:style-name="gr8" draw:text-style-name="P1" draw:layer="layout" svg:width="0.402cm" svg:height="0.402cm" svg:x="16.594cm" svg:y="6.861cm" svg:viewBox="0 0 403 403" svg:d="M0 202c0-111 91-202 202-202 110 0 201 91 201 202s-91 201-201 201c-111 0-202-90-202-201z">
          <text:p/>
        </draw:path>
        <draw:path draw:style-name="gr3" draw:text-style-name="P2" draw:layer="layout" svg:width="0.401cm" svg:height="0.401cm" svg:x="5.432cm" svg:y="6.346cm" svg:viewBox="0 0 402 402" svg:d="M0 201c0-111 90-201 200-201s202 90 202 201-92 201-202 201-200-90-200-201z">
          <text:p/>
        </draw:path>
        <draw:path draw:style-name="gr4" draw:text-style-name="P1" draw:layer="layout" svg:width="0.401cm" svg:height="0.401cm" svg:x="5.432cm" svg:y="6.346cm" svg:viewBox="0 0 402 402" svg:d="M0 201c0-111 90-201 200-201s202 90 202 201-92 201-202 201-200-90-200-201z">
          <text:p/>
        </draw:path>
        <draw:path draw:style-name="gr5" draw:text-style-name="P3" draw:layer="layout" svg:width="0.401cm" svg:height="0.402cm" svg:x="11.013cm" svg:y="8.288cm" svg:viewBox="0 0 402 403" svg:d="M0 201c0-110 91-201 202-201 110 0 200 91 200 201 0 111-90 202-200 202-111 0-202-91-202-202z">
          <text:p/>
        </draw:path>
        <draw:path draw:style-name="gr6" draw:text-style-name="P1" draw:layer="layout" svg:width="0.401cm" svg:height="0.402cm" svg:x="11.013cm" svg:y="8.288cm" svg:viewBox="0 0 402 403" svg:d="M0 201c0-110 91-201 202-201 110 0 200 91 200 201 0 111-90 202-200 202-111 0-202-91-202-202z">
          <text:p/>
        </draw:path>
        <draw:path draw:style-name="gr7" draw:text-style-name="P4" draw:layer="layout" svg:width="0.402cm" svg:height="0.401cm" svg:x="16.594cm" svg:y="7.826cm" svg:viewBox="0 0 403 402" svg:d="M0 201c0-111 91-201 202-201 110 0 201 90 201 201 0 110-91 201-201 201-111 0-202-91-202-201z">
          <text:p/>
        </draw:path>
        <draw:path draw:style-name="gr8" draw:text-style-name="P1" draw:layer="layout" svg:width="0.402cm" svg:height="0.401cm" svg:x="16.594cm" svg:y="7.826cm" svg:viewBox="0 0 403 402" svg:d="M0 201c0-111 91-201 202-201 110 0 201 90 201 201 0 110-91 201-201 201-111 0-202-91-202-201z">
          <text:p/>
        </draw:path>
        <draw:path draw:style-name="gr3" draw:text-style-name="P2" draw:layer="layout" svg:width="0.401cm" svg:height="0.401cm" svg:x="5.432cm" svg:y="6.32cm" svg:viewBox="0 0 402 402" svg:d="M0 200c0-110 90-200 200-200s202 90 202 200c0 112-92 202-202 202s-200-90-200-202z">
          <text:p/>
        </draw:path>
        <draw:path draw:style-name="gr4" draw:text-style-name="P1" draw:layer="layout" svg:width="0.401cm" svg:height="0.401cm" svg:x="5.432cm" svg:y="6.32cm" svg:viewBox="0 0 402 402" svg:d="M0 200c0-110 90-200 200-200s202 90 202 200c0 112-92 202-202 202s-200-90-200-202z">
          <text:p/>
        </draw:path>
        <draw:path draw:style-name="gr5" draw:text-style-name="P3" draw:layer="layout" svg:width="0.401cm" svg:height="0.402cm" svg:x="11.013cm" svg:y="5.434cm" svg:viewBox="0 0 402 403" svg:d="M0 201c0-110 91-201 202-201 110 0 200 91 200 201 0 111-90 202-200 202-111 0-202-91-202-202z">
          <text:p/>
        </draw:path>
        <draw:path draw:style-name="gr6" draw:text-style-name="P1" draw:layer="layout" svg:width="0.401cm" svg:height="0.402cm" svg:x="11.013cm" svg:y="5.434cm" svg:viewBox="0 0 402 403" svg:d="M0 201c0-110 91-201 202-201 110 0 200 91 200 201 0 111-90 202-200 202-111 0-202-91-202-202z">
          <text:p/>
        </draw:path>
        <draw:path draw:style-name="gr7" draw:text-style-name="P4" draw:layer="layout" svg:width="0.402cm" svg:height="0.401cm" svg:x="16.594cm" svg:y="7.509cm" svg:viewBox="0 0 403 402" svg:d="M0 200c0-110 91-200 202-200 110 0 201 90 201 200 0 112-91 202-201 202-111 0-202-90-202-202z">
          <text:p/>
        </draw:path>
        <draw:path draw:style-name="gr8" draw:text-style-name="P1" draw:layer="layout" svg:width="0.402cm" svg:height="0.401cm" svg:x="16.594cm" svg:y="7.509cm" svg:viewBox="0 0 403 402" svg:d="M0 200c0-110 91-200 202-200 110 0 201 90 201 200 0 112-91 202-201 202-111 0-202-90-202-202z">
          <text:p/>
        </draw:path>
        <draw:path draw:style-name="gr3" draw:text-style-name="P2" draw:layer="layout" svg:width="0.401cm" svg:height="0.401cm" svg:x="5.432cm" svg:y="3.691cm" svg:viewBox="0 0 402 402" svg:d="M0 201c0-111 90-201 200-201s202 90 202 201-92 201-202 201-200-90-200-201z">
          <text:p/>
        </draw:path>
        <draw:path draw:style-name="gr4" draw:text-style-name="P1" draw:layer="layout" svg:width="0.401cm" svg:height="0.401cm" svg:x="5.432cm" svg:y="3.691cm" svg:viewBox="0 0 402 402" svg:d="M0 201c0-111 90-201 200-201s202 90 202 201-92 201-202 201-200-90-200-201z">
          <text:p/>
        </draw:path>
        <draw:path draw:style-name="gr5" draw:text-style-name="P3" draw:layer="layout" svg:width="0.401cm" svg:height="0.401cm" svg:x="11.013cm" svg:y="8.011cm" svg:viewBox="0 0 402 402" svg:d="M0 200c0-110 91-200 202-200 110 0 200 90 200 200 0 112-90 202-200 202-111 0-202-90-202-202z">
          <text:p/>
        </draw:path>
        <draw:path draw:style-name="gr6" draw:text-style-name="P1" draw:layer="layout" svg:width="0.401cm" svg:height="0.401cm" svg:x="11.013cm" svg:y="8.011cm" svg:viewBox="0 0 402 402" svg:d="M0 200c0-110 91-200 202-200 110 0 200 90 200 200 0 112-90 202-200 202-111 0-202-90-202-202z">
          <text:p/>
        </draw:path>
        <draw:path draw:style-name="gr7" draw:text-style-name="P4" draw:layer="layout" svg:width="0.402cm" svg:height="0.402cm" svg:x="16.594cm" svg:y="4.932cm" svg:viewBox="0 0 403 403" svg:d="M0 202c0-110 91-202 202-202 110 0 201 92 201 202 0 111-91 201-201 201-111 0-202-90-202-201z">
          <text:p/>
        </draw:path>
        <draw:path draw:style-name="gr8" draw:text-style-name="P1" draw:layer="layout" svg:width="0.402cm" svg:height="0.402cm" svg:x="16.594cm" svg:y="4.932cm" svg:viewBox="0 0 403 403" svg:d="M0 202c0-110 91-202 202-202 110 0 201 92 201 202 0 111-91 201-201 201-111 0-202-90-202-201z">
          <text:p/>
        </draw:path>
        <draw:line draw:style-name="gr9" draw:text-style-name="P1" draw:layer="layout" svg:x1="5.632cm" svg:y1="6.194cm" svg:x2="5.632cm" svg:y2="3.891cm">
          <text:p/>
        </draw:line>
        <draw:line draw:style-name="gr9" draw:text-style-name="P1" draw:layer="layout" svg:x1="5.632cm" svg:y1="8.056cm" svg:x2="5.632cm" svg:y2="10.642cm">
          <text:p/>
        </draw:line>
        <draw:polygon draw:style-name="gr10" draw:text-style-name="P5" draw:layer="layout" svg:width="1.116cm" svg:height="1.862cm" svg:x="5.074cm" svg:y="6.194cm" svg:viewBox="0 0 1117 1863" draw:points="0,0 0,1863 1117,1863 1117,0">
          <text:p/>
        </draw:polygon>
        <draw:line draw:style-name="gr11" draw:text-style-name="P1" draw:layer="layout" svg:x1="5.074cm" svg:y1="7.194cm" svg:x2="6.19cm" svg:y2="7.194cm">
          <text:p/>
        </draw:line>
        <draw:line draw:style-name="gr9" draw:text-style-name="P1" draw:layer="layout" svg:x1="11.214cm" svg:y1="7.637cm" svg:x2="11.214cm" svg:y2="6.52cm">
          <text:p/>
        </draw:line>
        <draw:line draw:style-name="gr9" draw:text-style-name="P1" draw:layer="layout" svg:x1="11.214cm" svg:y1="8.717cm" svg:x2="11.214cm" svg:y2="10.074cm">
          <text:p/>
        </draw:line>
        <draw:polygon draw:style-name="gr10" draw:text-style-name="P5" draw:layer="layout" svg:width="1.116cm" svg:height="1.08cm" svg:x="10.656cm" svg:y="7.637cm" svg:viewBox="0 0 1117 1081" draw:points="0,0 0,1081 1117,1081 1117,0">
          <text:p/>
        </draw:polygon>
        <draw:line draw:style-name="gr11" draw:text-style-name="P1" draw:layer="layout" svg:x1="10.656cm" svg:y1="8.218cm" svg:x2="11.772cm" svg:y2="8.218cm">
          <text:p/>
        </draw:line>
        <draw:line draw:style-name="gr9" draw:text-style-name="P1" draw:layer="layout" svg:x1="16.795cm" svg:y1="6.834cm" svg:x2="16.795cm" svg:y2="3.72cm">
          <text:p/>
        </draw:line>
        <draw:line draw:style-name="gr9" draw:text-style-name="P1" draw:layer="layout" svg:x1="16.795cm" svg:y1="9.06cm" svg:x2="16.795cm" svg:y2="12.387cm">
          <text:p/>
        </draw:line>
        <draw:polygon draw:style-name="gr10" draw:text-style-name="P5" draw:layer="layout" svg:width="1.116cm" svg:height="2.226cm" svg:x="16.237cm" svg:y="6.834cm" svg:viewBox="0 0 1117 2227" draw:points="0,0 0,2227 1117,2227 1117,0">
          <text:p/>
        </draw:polygon>
        <draw:line draw:style-name="gr11" draw:text-style-name="P1" draw:layer="layout" svg:x1="16.237cm" svg:y1="7.993cm" svg:x2="17.353cm" svg:y2="7.993cm">
          <text:p/>
        </draw:line>
        <draw:polygon draw:style-name="gr12" draw:text-style-name="P6" draw:layer="layout" svg:width="1.7cm" svg:height="8.151cm" svg:x="4.782cm" svg:y="2.491cm" svg:viewBox="0 0 1701 8152" draw:points="761,8152 760,8137 759,8121 759,8104 758,8089 757,8073 756,8057 755,8041 755,8025 754,8009 754,7993 753,7977 752,7961 752,7945 751,7929 750,7913 750,7897 749,7881 748,7865 748,7849 747,7834 747,7817 746,7801 746,7786 745,7770 744,7754 743,7738 743,7722 742,7706 742,7690 741,7674 740,7658 740,7642 739,7626 738,7610 737,7594 736,7578 735,7562 735,7546 734,7531 733,7514 732,7498 731,7483 730,7467 729,7450 728,7435 726,7419 725,7403 724,7387 723,7371 722,7355 720,7339 719,7323 717,7307 716,7291 714,7275 712,7259 711,7243 709,7227 707,7211 705,7195 703,7179 701,7163 699,7147 697,7132 694,7116 692,7100 690,7084 687,7068 684,7052 682,7036 679,7020 676,7004 674,6988 670,6972 667,6956 664,6940 661,6924 657,6908 654,6892 650,6876 646,6860 643,6844 639,6828 634,6813 630,6796 626,6781 622,6765 617,6749 613,6733 608,6717 603,6701 598,6685 593,6669 587,6653 582,6637 577,6621 571,6605 565,6589 560,6573 554,6557 548,6541 541,6525 535,6509 529,6493 522,6477 516,6462 509,6446 502,6429 495,6414 488,6398 481,6382 473,6366 466,6350 458,6334 451,6318 443,6302 435,6286 428,6270 420,6254 412,6238 404,6222 396,6206 388,6190 379,6174 371,6159 363,6142 355,6126 347,6111 338,6095 330,6079 321,6063 313,6047 305,6031 296,6015 288,5999 280,5983 271,5967 263,5951 254,5935 246,5919 238,5903 230,5887 222,5871 214,5855 206,5839 198,5823 191,5808 183,5792 175,5775 168,5760 160,5744 153,5728 146,5712 139,5696 132,5680 126,5664 119,5648 113,5632 106,5616 100,5600 94,5584 88,5568 83,5552 77,5536 72,5520 67,5505 62,5488 57,5472 53,5457 48,5441 44,5425 40,5409 36,5393 33,5377 29,5361 26,5345 23,5329 20,5313 17,5297 15,5281 12,5265 10,5249 9,5233 7,5217 5,5201 4,5185 3,5169 2,5153 1,5138 0,5121 0,5106 0,5090 0,5074 0,5058 0,5042 1,5026 2,5010 3,4994 3,4978 5,4962 6,4946 8,4930 9,4914 11,4898 13,4882 15,4866 17,4850 20,4834 22,4818 24,4802 27,4787 30,4771 33,4754 36,4739 40,4723 43,4707 46,4691 50,4675 54,4659 57,4643 61,4627 65,4611 69,4595 73,4579 78,4563 82,4547 87,4531 91,4515 95,4499 100,4484 105,4467 109,4451 114,4436 119,4420 124,4404 129,4388 134,4372 139,4356 144,4340 150,4324 155,4308 160,4292 166,4276 171,4260 176,4244 182,4228 187,4212 192,4196 198,4180 204,4164 209,4148 215,4133 220,4117 226,4100 232,4085 237,4069 243,4053 248,4037 254,4021 260,4005 265,3989 271,3973 277,3957 282,3941 288,3925 294,3909 300,3893 305,3877 311,3861 317,3845 322,3830 328,3813 333,3797 339,3782 345,3766 351,3750 356,3734 362,3718 368,3702 373,3686 379,3670 385,3654 390,3638 396,3622 402,3606 407,3590 413,3574 418,3558 424,3542 429,3526 435,3510 440,3494 446,3478 451,3463 457,3446 462,3431 468,3415 473,3399 479,3383 484,3367 489,3351 495,3335 500,3319 505,3303 511,3287 516,3271 521,3255 526,3239 531,3223 536,3207 541,3191 547,3175 551,3159 556,3143 561,3127 566,3112 571,3096 575,3080 580,3064 584,3048 589,3032 593,3016 598,3000 602,2984 606,2968 610,2952 614,2936 618,2920 622,2904 626,2888 629,2872 633,2856 637,2840 640,2824 643,2809 646,2792 650,2776 653,2761 656,2745 658,2728 661,2713 663,2697 666,2681 668,2665 670,2649 672,2633 674,2617 676,2601 677,2585 679,2569 680,2553 682,2537 683,2521 684,2505 685,2489 686,2473 686,2458 687,2442 687,2425 687,2410 688,2394 688,2378 688,2362 688,2346 687,2330 687,2314 687,2298 686,2282 685,2266 684,2250 684,2234 683,2218 682,2202 681,2186 680,2170 679,2155 677,2138 676,2122 674,2107 673,2091 671,2074 670,2059 669,2043 667,2027 665,2011 664,1995 662,1979 661,1963 659,1947 657,1931 656,1915 654,1899 652,1883 651,1867 649,1851 648,1835 646,1819 645,1804 644,1788 642,1771 641,1756 640,1740 639,1724 637,1708 637,1692 635,1676 634,1660 634,1644 633,1628 632,1612 632,1596 631,1579 631,1563 631,1547 631,1531 631,1515 631,1499 631,1483 631,1467 631,1451 631,1436 632,1419 632,1404 633,1388 634,1372 634,1356 635,1340 636,1324 637,1308 639,1292 640,1276 641,1260 643,1244 644,1228 645,1212 647,1196 649,1180 650,1164 652,1148 654,1133 656,1116 658,1100 659,1085 662,1069 663,1053 665,1037 668,1021 670,1005 672,989 674,973 676,957 678,941 680,925 682,909 684,893 687,877 689,861 691,845 693,829 695,813 697,797 699,782 701,765 703,749 705,734 707,718 709,702 711,686 713,670 715,654 717,638 718,622 720,606 722,590 723,574 725,558 726,542 728,526 730,510 731,494 732,479 734,462 735,446 736,431 738,415 739,398 740,383 741,367 742,351 743,335 744,319 746,303 747,287 748,271 749,255 750,239 751,223 752,207 753,191 753,175 754,159 755,143 756,128 757,112 758,95 759,80 760,64 760,48 761,32 762,16 763,0 937,0 938,16 939,32 940,48 941,64 942,80 942,95 943,112 944,128 945,143 946,159 947,175 948,191 949,207 949,223 950,239 952,255 953,271 954,287 954,303 955,319 957,335 958,351 959,367 960,383 961,398 962,415 964,431 965,446 966,462 968,479 969,494 971,510 972,526 974,542 975,558 977,574 978,590 980,606 982,622 984,638 985,654 987,670 989,686 991,702 993,718 995,734 997,749 999,765 1001,782 1003,797 1005,813 1007,829 1009,845 1012,861 1014,877 1016,893 1018,909 1020,925 1022,941 1024,957 1026,973 1028,989 1031,1005 1033,1021 1035,1037 1037,1053 1039,1069 1041,1085 1043,1100 1045,1116 1046,1133 1048,1148 1050,1164 1052,1180 1053,1196 1055,1212 1056,1228 1058,1244 1059,1260 1061,1276 1062,1292 1063,1308 1064,1324 1065,1340 1066,1356 1067,1372 1067,1388 1068,1404 1069,1419 1069,1436 1069,1451 1070,1467 1070,1483 1070,1499 1070,1515 1070,1531 1069,1547 1069,1563 1069,1579 1068,1596 1068,1612 1067,1628 1067,1644 1065,1660 1065,1676 1064,1692 1063,1708 1062,1724 1061,1740 1059,1756 1058,1771 1057,1788 1055,1804 1054,1819 1052,1835 1051,1851 1049,1867 1048,1883 1046,1899 1045,1915 1043,1931 1042,1947 1040,1963 1038,1979 1037,1995 1035,2011 1033,2027 1032,2043 1030,2059 1029,2074 1027,2091 1026,2107 1024,2122 1023,2138 1022,2155 1021,2170 1019,2186 1018,2202 1018,2218 1016,2234 1016,2250 1015,2266 1014,2282 1014,2298 1013,2314 1013,2330 1013,2346 1013,2362 1013,2378 1013,2394 1013,2410 1013,2425 1013,2442 1014,2458 1015,2473 1015,2489 1016,2505 1018,2521 1019,2537 1020,2553 1021,2569 1023,2585 1024,2601 1026,2617 1028,2633 1030,2649 1032,2665 1034,2681 1037,2697 1039,2713 1042,2728 1045,2745 1048,2761 1051,2776 1054,2792 1057,2809 1060,2824 1063,2840 1067,2856 1070,2872 1074,2888 1078,2904 1082,2920 1086,2936 1090,2952 1094,2968 1098,2984 1103,3000 1107,3016 1111,3032 1116,3048 1120,3064 1125,3080 1130,3096 1134,3112 1139,3127 1144,3143 1149,3159 1154,3175 1159,3191 1164,3207 1170,3223 1175,3239 1180,3255 1185,3271 1191,3287 1196,3303 1201,3319 1207,3335 1212,3351 1217,3367 1222,3383 1228,3399 1233,3415 1239,3431 1244,3446 1250,3463 1255,3478 1261,3494 1266,3510 1272,3526 1277,3542 1283,3558 1288,3574 1294,3590 1300,3606 1305,3622 1311,3638 1317,3654 1322,3670 1328,3686 1334,3702 1339,3718 1345,3734 1350,3750 1356,3766 1362,3782 1367,3797 1373,3813 1379,3830 1385,3845 1390,3861 1396,3877 1402,3893 1407,3909 1413,3925 1419,3941 1425,3957 1430,3973 1436,3989 1441,4005 1447,4021 1453,4037 1458,4053 1464,4069 1470,4085 1475,4100 1481,4117 1487,4133 1492,4148 1498,4164 1503,4180 1509,4196 1514,4212 1519,4228 1525,4244 1530,4260 1536,4276 1541,4292 1546,4308 1552,4324 1557,4340 1562,4356 1567,4372 1572,4388 1577,4404 1582,4420 1587,4436 1592,4451 1596,4467 1601,4484 1606,4499 1610,4515 1615,4531 1619,4547 1624,4563 1628,4579 1632,4595 1636,4611 1640,4627 1644,4643 1648,4659 1651,4675 1655,4691 1658,4707 1662,4723 1665,4739 1668,4754 1671,4771 1674,4787 1677,4802 1679,4818 1682,4834 1684,4850 1686,4866 1688,4882 1691,4898 1692,4914 1694,4930 1695,4946 1697,4962 1698,4978 1699,4994 1700,5010 1700,5026 1701,5042 1701,5058 1701,5074 1701,5090 1701,5106 1700,5121 1700,5138 1699,5153 1698,5169 1697,5185 1696,5201 1694,5217 1693,5233 1691,5249 1689,5265 1686,5281 1684,5297 1681,5313 1679,5329 1675,5345 1672,5361 1669,5377 1665,5393 1661,5409 1657,5425 1653,5441 1649,5457 1644,5472 1639,5488 1634,5505 1629,5520 1624,5536 1619,5552 1613,5568 1607,5584 1601,5600 1595,5616 1589,5632 1582,5648 1576,5664 1569,5680 1562,5696 1555,5712 1548,5728 1541,5744 1534,5760 1526,5775 1518,5792 1511,5808 1503,5823 1495,5839 1487,5855 1479,5871 1471,5887 1463,5903 1455,5919 1447,5935 1438,5951 1430,5967 1422,5983 1414,5999 1405,6015 1397,6031 1388,6047 1380,6063 1372,6079 1363,6095 1355,6111 1347,6126 1338,6142 1330,6159 1322,6174 1313,6190 1305,6206 1297,6222 1289,6238 1281,6254 1274,6270 1266,6286 1258,6302 1250,6318 1243,6334 1235,6350 1228,6366 1221,6382 1214,6398 1207,6414 1199,6429 1192,6446 1186,6462 1179,6477 1173,6493 1165,6509 1159,6525 1153,6541 1147,6557 1141,6573 1135,6589 1129,6605 1124,6621 1118,6637 1113,6653 1107,6669 1103,6685 1098,6701 1093,6717 1088,6733 1083,6749 1079,6765 1074,6781 1070,6796 1066,6813 1062,6828 1058,6844 1054,6860 1050,6876 1046,6892 1043,6908 1039,6924 1036,6940 1033,6956 1030,6972 1027,6988 1024,7004 1021,7020 1018,7036 1015,7052 1013,7068 1010,7084 1008,7100 1006,7116 1003,7132 1001,7147 999,7163 997,7179 995,7195 993,7211 991,7227 990,7243 988,7259 986,7275 985,7291 983,7307 982,7323 980,7339 979,7355 977,7371 976,7387 975,7403 974,7419 973,7435 972,7450 971,7467 970,7483 968,7498 967,7514 966,7531 966,7546 965,7562 964,7578 963,7594 962,7610 961,7626 961,7642 960,7658 959,7674 959,7690 958,7706 957,7722 957,7738 956,7754 955,7770 955,7786 954,7801 954,7817 953,7834 952,7849 952,7865 951,7881 950,7897 950,7913 949,7929 949,7945 948,7961 947,7977 947,7993 946,8009 945,8025 944,8041 944,8057 943,8073 942,8089 942,8104 941,8121 940,8137 940,8152">
          <text:p/>
        </draw:polygon>
        <draw:polygon draw:style-name="gr12" draw:text-style-name="P6" draw:layer="layout" svg:width="2.791cm" svg:height="5.338cm" svg:x="9.818cm" svg:y="5.635cm" svg:viewBox="0 0 2792 5339" draw:points="1256,5339 1255,5328 1254,5318 1253,5308 1252,5297 1251,5286 1250,5276 1248,5266 1248,5255 1247,5245 1246,5234 1245,5224 1244,5213 1243,5203 1242,5193 1241,5182 1239,5172 1238,5161 1237,5151 1236,5140 1235,5130 1233,5120 1232,5109 1230,5098 1229,5088 1227,5078 1226,5067 1224,5057 1222,5046 1220,5036 1218,5025 1216,5015 1214,5005 1211,4994 1209,4984 1207,4973 1204,4963 1201,4952 1198,4942 1195,4932 1192,4921 1189,4910 1186,4900 1182,4890 1179,4879 1175,4869 1171,4858 1167,4848 1163,4837 1160,4827 1155,4817 1151,4806 1147,4796 1143,4785 1138,4775 1134,4764 1129,4754 1125,4744 1120,4733 1115,4722 1111,4712 1106,4702 1102,4691 1097,4681 1093,4670 1088,4660 1083,4649 1079,4639 1074,4629 1070,4618 1065,4608 1061,4597 1057,4587 1053,4576 1049,4566 1045,4555 1041,4545 1037,4534 1034,4524 1030,4514 1027,4503 1024,4493 1021,4482 1018,4472 1015,4461 1012,4451 1010,4440 1008,4430 1006,4420 1004,4409 1002,4399 1001,4388 999,4378 998,4367 997,4357 996,4347 996,4336 995,4325 994,4315 994,4305 994,4294 994,4284 994,4273 995,4263 996,4252 996,4242 997,4232 998,4221 999,4211 1000,4200 1001,4190 1002,4179 1003,4169 1005,4159 1006,4148 1008,4137 1009,4127 1011,4117 1012,4106 1014,4096 1016,4085 1017,4075 1019,4064 1021,4054 1022,4044 1023,4033 1025,4023 1027,4012 1028,4002 1029,3991 1031,3981 1032,3971 1033,3960 1034,3949 1035,3939 1036,3929 1037,3918 1038,3908 1038,3897 1039,3887 1039,3876 1039,3866 1039,3856 1039,3845 1039,3835 1039,3824 1038,3814 1038,3803 1037,3793 1036,3783 1035,3772 1034,3761 1033,3751 1032,3741 1030,3730 1028,3720 1027,3709 1024,3699 1022,3688 1020,3678 1017,3668 1015,3657 1012,3647 1009,3636 1006,3626 1003,3615 999,3605 996,3595 992,3584 988,3573 984,3563 979,3553 975,3542 970,3532 965,3521 960,3511 955,3500 950,3490 944,3480 938,3469 932,3459 926,3448 919,3438 913,3427 906,3417 899,3406 891,3396 884,3385 876,3375 868,3365 860,3354 851,3344 843,3333 834,3323 824,3312 815,3302 805,3291 796,3281 785,3271 775,3260 764,3250 753,3239 742,3229 731,3218 719,3208 707,3198 695,3187 683,3176 670,3166 658,3156 645,3145 631,3135 618,3124 604,3114 591,3103 577,3093 563,3083 549,3072 534,3062 520,3051 505,3041 490,3030 476,3020 461,3010 446,2999 431,2988 416,2978 401,2968 386,2957 371,2947 356,2936 341,2926 327,2915 312,2905 298,2895 284,2884 270,2874 255,2863 242,2853 228,2842 215,2832 202,2822 189,2811 177,2800 164,2790 153,2780 141,2769 130,2759 119,2748 109,2738 99,2727 90,2717 80,2707 72,2696 64,2686 56,2675 49,2665 42,2654 36,2644 30,2634 25,2623 20,2612 16,2602 12,2592 9,2581 6,2571 4,2560 2,2550 1,2539 0,2529 0,2519 0,2508 1,2498 2,2487 4,2477 6,2466 9,2456 12,2446 16,2435 20,2424 24,2414 29,2404 34,2393 40,2383 45,2372 52,2361 58,2350 65,2340 72,2330 79,2319 87,2309 95,2298 103,2288 111,2277 120,2267 128,2256 137,2246 146,2236 155,2225 164,2215 174,2204 183,2194 193,2183 203,2173 213,2162 222,2152 232,2141 242,2131 252,2121 262,2110 272,2100 282,2089 292,2079 302,2068 312,2058 322,2048 332,2037 343,2026 352,2016 362,2006 372,1995 382,1985 392,1974 402,1964 412,1953 422,1943 431,1933 441,1922 451,1912 461,1901 470,1891 480,1880 489,1870 499,1860 509,1849 518,1838 528,1828 537,1818 546,1807 556,1797 566,1786 575,1776 584,1765 594,1755 603,1745 612,1734 622,1724 631,1713 640,1703 649,1692 659,1682 668,1672 677,1661 686,1650 695,1640 705,1630 713,1619 722,1609 731,1598 740,1588 749,1577 758,1567 767,1557 776,1546 784,1536 793,1525 802,1515 810,1504 818,1494 827,1484 835,1473 844,1462 852,1452 860,1442 868,1431 876,1421 884,1410 891,1400 899,1389 907,1379 914,1369 921,1358 929,1348 936,1337 943,1327 950,1316 957,1306 964,1296 971,1285 977,1275 984,1264 990,1254 996,1243 1003,1233 1009,1222 1015,1212 1021,1201 1026,1191 1032,1181 1038,1170 1043,1160 1049,1149 1054,1139 1059,1128 1064,1118 1070,1107 1075,1097 1080,1087 1084,1076 1089,1066 1094,1055 1099,1045 1103,1034 1107,1024 1112,1013 1116,1003 1121,992 1125,982 1129,972 1133,961 1137,951 1141,940 1145,930 1149,919 1153,909 1157,899 1161,888 1164,877 1168,867 1171,857 1175,846 1178,836 1182,825 1185,815 1189,804 1192,794 1195,784 1198,773 1201,763 1204,752 1207,742 1210,731 1213,721 1216,711 1218,700 1221,689 1223,679 1226,669 1228,658 1231,648 1233,637 1235,627 1237,616 1239,606 1241,596 1243,585 1245,575 1247,564 1248,554 1250,543 1251,533 1253,523 1254,512 1255,501 1256,491 1257,481 1258,470 1259,460 1260,449 1261,439 1262,428 1262,418 1263,408 1263,397 1263,387 1264,376 1264,366 1264,355 1264,345 1264,335 1264,324 1264,314 1264,303 1264,293 1264,282 1264,272 1264,261 1264,251 1264,240 1263,230 1263,220 1263,209 1263,199 1263,188 1262,178 1262,167 1262,157 1262,147 1262,136 1262,126 1262,115 1262,105 1262,94 1262,84 1262,74 1262,63 1262,52 1263,42 1263,32 1263,21 1264,11 1264,0 1527,0 1527,11 1528,21 1528,32 1529,42 1529,52 1529,63 1529,74 1529,84 1529,94 1529,105 1529,115 1529,126 1529,136 1529,147 1529,157 1529,167 1529,178 1529,188 1528,199 1528,209 1528,220 1528,230 1528,240 1527,251 1527,261 1527,272 1527,282 1527,293 1526,303 1526,314 1526,324 1526,335 1527,345 1527,355 1527,366 1527,376 1528,387 1528,397 1529,408 1529,418 1530,428 1530,439 1531,449 1532,460 1533,470 1534,481 1535,491 1536,501 1537,512 1538,523 1540,533 1541,543 1543,554 1544,564 1546,575 1548,585 1550,596 1552,606 1554,616 1556,627 1558,637 1560,648 1563,658 1565,669 1567,679 1570,689 1573,700 1576,711 1578,721 1581,731 1584,742 1587,752 1590,763 1593,773 1596,784 1599,794 1603,804 1606,815 1609,825 1613,836 1616,846 1620,857 1623,867 1627,877 1631,888 1634,899 1638,909 1642,919 1646,930 1650,940 1654,951 1658,961 1662,972 1666,982 1670,992 1675,1003 1679,1013 1683,1024 1688,1034 1693,1045 1697,1055 1702,1066 1707,1076 1712,1087 1717,1097 1722,1107 1727,1118 1732,1128 1737,1139 1742,1149 1748,1160 1753,1170 1759,1181 1765,1191 1771,1201 1776,1212 1782,1222 1789,1233 1795,1243 1801,1254 1807,1264 1814,1275 1820,1285 1827,1296 1834,1306 1841,1316 1848,1327 1855,1337 1862,1348 1869,1358 1877,1369 1884,1379 1892,1389 1900,1400 1907,1410 1915,1421 1923,1431 1931,1442 1939,1452 1947,1462 1956,1473 1964,1484 1972,1494 1981,1504 1989,1515 1998,1525 2007,1536 2015,1546 2024,1557 2033,1567 2042,1577 2051,1588 2060,1598 2069,1609 2078,1619 2087,1630 2096,1640 2105,1650 2114,1661 2123,1672 2133,1682 2142,1692 2151,1703 2160,1713 2169,1724 2179,1734 2188,1745 2197,1755 2207,1765 2216,1776 2226,1786 2235,1797 2244,1807 2254,1818 2263,1828 2273,1838 2282,1849 2292,1860 2302,1870 2311,1880 2321,1891 2330,1901 2340,1912 2350,1922 2360,1933 2369,1943 2379,1953 2389,1964 2399,1974 2409,1985 2419,1995 2429,2006 2439,2016 2449,2026 2459,2037 2469,2048 2479,2058 2489,2068 2499,2079 2509,2089 2519,2100 2529,2110 2539,2121 2549,2131 2559,2141 2569,2152 2578,2162 2588,2173 2598,2183 2607,2194 2617,2204 2626,2215 2636,2225 2645,2236 2654,2246 2663,2256 2672,2267 2680,2277 2688,2288 2696,2298 2704,2309 2712,2319 2719,2330 2726,2340 2733,2350 2741,2361 2747,2372 2753,2383 2758,2393 2763,2404 2768,2414 2772,2424 2776,2435 2780,2446 2783,2456 2785,2466 2788,2477 2789,2487 2791,2498 2791,2508 2792,2519 2792,2529 2791,2539 2790,2550 2788,2560 2786,2571 2783,2581 2780,2592 2776,2602 2772,2612 2767,2623 2762,2634 2757,2644 2750,2654 2744,2665 2735,2675 2727,2686 2719,2696 2710,2707 2702,2717 2692,2727 2682,2738 2672,2748 2661,2759 2650,2769 2638,2780 2626,2790 2614,2800 2602,2811 2589,2822 2576,2832 2563,2842 2549,2853 2535,2863 2522,2874 2508,2884 2493,2895 2479,2905 2464,2915 2449,2926 2435,2936 2420,2947 2405,2957 2390,2968 2375,2978 2360,2988 2345,2999 2330,3010 2315,3020 2301,3030 2286,3041 2272,3051 2257,3062 2243,3072 2229,3083 2214,3093 2200,3103 2187,3114 2173,3124 2160,3135 2147,3145 2134,3156 2121,3166 2108,3176 2096,3187 2084,3198 2072,3208 2060,3218 2049,3229 2038,3239 2027,3250 2016,3260 2006,3271 1996,3281 1986,3291 1976,3302 1966,3312 1957,3323 1948,3333 1940,3344 1931,3354 1923,3365 1915,3375 1907,3385 1900,3396 1892,3406 1885,3417 1878,3427 1871,3438 1865,3448 1859,3459 1853,3469 1847,3480 1842,3490 1836,3500 1831,3511 1826,3521 1821,3532 1816,3542 1812,3553 1807,3563 1803,3573 1799,3584 1795,3595 1792,3605 1788,3615 1785,3626 1782,3636 1779,3647 1776,3657 1773,3668 1771,3678 1769,3688 1767,3699 1765,3709 1763,3720 1761,3730 1759,3741 1758,3751 1757,3761 1756,3772 1755,3783 1754,3793 1753,3803 1753,3814 1752,3824 1752,3835 1752,3845 1752,3856 1752,3866 1752,3876 1753,3887 1753,3897 1754,3908 1754,3918 1755,3929 1756,3939 1757,3949 1758,3960 1759,3971 1760,3981 1762,3991 1763,4002 1765,4012 1766,4023 1767,4033 1769,4044 1771,4054 1772,4064 1774,4075 1776,4085 1777,4096 1779,4106 1780,4117 1782,4127 1783,4137 1785,4148 1786,4159 1788,4169 1789,4179 1790,4190 1791,4200 1792,4211 1794,4221 1794,4232 1795,4242 1796,4252 1796,4263 1796,4273 1797,4284 1797,4294 1797,4305 1796,4315 1796,4325 1796,4336 1795,4347 1794,4357 1793,4367 1792,4378 1790,4388 1789,4399 1787,4409 1785,4420 1783,4430 1781,4440 1778,4451 1776,4461 1773,4472 1770,4482 1767,4493 1764,4503 1761,4514 1757,4524 1754,4534 1750,4545 1746,4555 1742,4566 1738,4576 1734,4587 1730,4597 1726,4608 1721,4618 1717,4629 1712,4639 1708,4649 1703,4660 1699,4670 1694,4681 1689,4691 1685,4702 1680,4712 1675,4722 1671,4733 1666,4744 1662,4754 1657,4764 1653,4775 1649,4785 1644,4796 1640,4806 1635,4817 1632,4827 1627,4837 1623,4848 1620,4858 1616,4869 1613,4879 1609,4890 1606,4900 1602,4910 1599,4921 1596,4932 1593,4942 1590,4952 1587,4963 1585,4973 1582,4984 1579,4994 1577,5005 1575,5015 1573,5025 1571,5036 1569,5046 1567,5057 1565,5067 1564,5078 1562,5088 1560,5098 1559,5109 1558,5120 1556,5130 1555,5140 1554,5151 1553,5161 1552,5172 1550,5182 1549,5193 1548,5203 1547,5213 1546,5224 1545,5234 1544,5245 1543,5255 1542,5266 1541,5276 1540,5286 1540,5297 1538,5308 1537,5318 1536,5328 1535,5339">
          <text:p/>
        </draw:polygon>
        <draw:polygon draw:style-name="gr12" draw:text-style-name="P6" draw:layer="layout" svg:width="1.378cm" svg:height="8.667cm" svg:x="16.106cm" svg:y="3.72cm" svg:viewBox="0 0 1379 8668" draw:points="593,8668 592,8650 591,8633 590,8616 588,8599 587,8583 586,8566 585,8549 584,8532 582,8515 581,8498 580,8481 579,8464 578,8447 577,8430 575,8413 574,8396 573,8379 572,8362 571,8345 570,8328 569,8311 568,8294 566,8277 565,8260 564,8244 563,8227 562,8209 561,8192 560,8175 559,8159 558,8142 557,8125 556,8108 555,8091 554,8074 553,8057 552,8040 551,8023 550,8006 549,7989 548,7972 547,7955 546,7938 546,7921 545,7904 544,7887 543,7870 542,7853 541,7836 541,7820 540,7803 539,7786 539,7768 538,7751 537,7734 536,7718 536,7701 535,7684 534,7667 534,7650 533,7633 533,7616 532,7599 532,7582 531,7565 531,7548 530,7531 529,7514 529,7497 528,7480 528,7463 527,7446 527,7429 526,7412 526,7395 525,7379 525,7362 524,7345 524,7327 523,7310 523,7294 522,7277 522,7260 521,7243 521,7226 520,7209 519,7192 519,7175 518,7158 517,7141 517,7124 516,7107 515,7090 515,7073 514,7056 513,7039 512,7022 511,7005 510,6988 509,6971 508,6954 507,6938 506,6921 505,6903 504,6886 502,6869 501,6853 500,6836 498,6819 497,6802 495,6785 494,6768 492,6751 490,6734 489,6717 486,6700 485,6683 483,6666 480,6649 478,6632 476,6615 474,6598 472,6581 469,6564 467,6547 464,6530 461,6514 459,6497 456,6480 453,6462 450,6445 447,6429 444,6412 441,6395 437,6378 434,6361 431,6344 427,6327 424,6310 420,6293 417,6276 413,6259 409,6242 405,6225 401,6208 397,6191 393,6174 389,6157 385,6140 381,6123 376,6106 372,6089 368,6073 363,6056 358,6039 354,6021 349,6004 345,5988 340,5971 335,5954 330,5937 326,5920 321,5903 316,5886 311,5869 306,5852 301,5835 296,5818 291,5801 286,5784 281,5767 276,5750 271,5733 266,5716 261,5699 256,5682 251,5665 246,5649 241,5632 236,5615 231,5598 225,5580 220,5563 215,5547 210,5530 205,5513 200,5496 195,5479 190,5462 185,5445 180,5428 175,5411 170,5394 166,5377 161,5360 156,5343 151,5326 146,5309 142,5292 137,5275 132,5258 128,5241 123,5224 119,5208 114,5191 110,5174 105,5156 101,5139 97,5123 93,5106 89,5089 85,5072 81,5055 77,5038 73,5021 69,5004 66,4987 62,4970 58,4953 55,4936 51,4919 48,4902 45,4885 42,4868 39,4851 36,4834 33,4817 30,4800 28,4784 25,4767 23,4750 20,4733 18,4715 16,4698 14,4682 12,4665 11,4648 9,4631 8,4614 6,4597 5,4580 4,4563 3,4546 2,4529 1,4512 1,4495 0,4478 0,4461 0,4444 0,4427 0,4410 0,4393 1,4376 1,4359 2,4343 3,4326 4,4309 5,4292 6,4274 8,4258 9,4241 11,4224 13,4207 15,4190 17,4173 19,4156 21,4139 24,4122 26,4105 29,4088 32,4071 35,4054 38,4037 42,4020 45,4003 49,3986 52,3969 56,3952 60,3935 64,3918 68,3902 72,3885 76,3868 80,3851 85,3833 90,3817 94,3800 99,3783 103,3766 108,3749 113,3732 118,3715 123,3698 128,3681 133,3664 139,3647 144,3630 149,3613 154,3596 160,3579 165,3562 170,3545 176,3528 181,3511 187,3494 192,3478 197,3461 203,3444 208,3427 214,3409 219,3392 225,3376 230,3359 235,3342 241,3325 246,3308 251,3291 256,3274 261,3257 267,3240 272,3223 277,3206 282,3189 287,3172 292,3155 297,3138 301,3121 306,3104 311,3087 315,3070 320,3053 324,3037 328,3020 333,3003 337,2986 341,2968 345,2952 349,2935 353,2918 357,2901 361,2884 364,2867 368,2850 371,2833 375,2816 378,2799 381,2782 384,2765 388,2748 390,2731 393,2714 396,2697 399,2680 401,2663 404,2646 406,2629 408,2613 411,2596 413,2579 415,2562 417,2545 419,2527 421,2511 423,2494 424,2477 426,2460 427,2443 429,2426 430,2409 431,2392 432,2375 433,2358 435,2341 436,2324 436,2307 437,2290 438,2273 438,2256 439,2239 440,2222 440,2205 441,2188 441,2172 441,2155 442,2138 442,2121 442,2104 442,2087 442,2070 442,2053 442,2036 442,2019 442,2002 442,1985 442,1968 441,1951 441,1934 441,1917 441,1900 440,1883 440,1866 439,1849 439,1832 439,1815 438,1798 438,1781 438,1764 437,1747 437,1731 436,1714 436,1697 436,1680 435,1662 435,1646 434,1629 434,1612 433,1595 433,1578 433,1561 433,1544 432,1527 432,1510 432,1493 432,1476 432,1459 431,1442 431,1425 431,1408 431,1391 431,1374 431,1357 431,1340 431,1323 432,1307 432,1290 432,1273 432,1256 433,1239 433,1222 433,1205 434,1188 435,1171 435,1154 436,1137 436,1120 437,1103 438,1086 438,1069 439,1052 440,1035 441,1018 442,1001 443,984 444,967 445,950 446,933 448,916 449,899 450,882 451,866 453,849 454,832 456,815 457,798 459,781 460,764 462,747 463,730 465,713 467,696 468,679 470,662 472,645 474,628 475,610 478,593 479,576 481,559 483,542 485,525 487,508 489,491 491,474 493,457 495,441 497,424 499,407 502,390 504,373 506,356 508,339 510,322 513,305 515,288 517,271 519,254 521,237 523,220 526,203 528,186 530,169 532,152 535,135 537,118 539,101 541,84 544,67 546,50 548,33 550,16 552,0 825,0 828,16 830,33 832,50 834,67 836,84 839,101 841,118 843,135 846,152 848,169 850,186 852,203 854,220 856,237 859,254 861,271 863,288 865,305 867,322 870,339 872,356 874,373 876,390 878,407 880,424 883,441 885,457 886,474 889,491 891,508 893,525 895,542 897,559 898,576 900,593 902,610 904,628 906,645 908,662 909,679 911,696 913,713 915,730 916,747 918,764 919,781 921,798 922,815 924,832 925,849 926,866 928,882 929,899 930,916 932,933 933,950 934,967 935,984 936,1001 937,1018 938,1035 939,1052 939,1069 940,1086 941,1103 941,1120 942,1137 943,1154 943,1171 944,1188 944,1205 945,1222 945,1239 945,1256 946,1273 946,1290 946,1307 946,1323 946,1340 946,1357 946,1374 946,1391 946,1408 946,1425 946,1442 946,1459 946,1476 946,1493 946,1510 945,1527 945,1544 945,1561 945,1578 944,1595 944,1612 944,1629 943,1646 943,1662 942,1680 942,1697 941,1714 941,1731 941,1747 940,1764 940,1781 939,1798 939,1815 939,1832 938,1849 938,1866 938,1883 937,1900 937,1917 937,1934 937,1951 936,1968 936,1985 936,2002 936,2019 936,2036 936,2053 936,2070 936,2087 936,2104 936,2121 936,2138 937,2155 937,2172 937,2188 938,2205 938,2222 939,2239 939,2256 940,2273 941,2290 941,2307 943,2324 943,2341 944,2358 945,2375 947,2392 948,2409 949,2426 951,2443 952,2460 954,2477 955,2494 957,2511 959,2527 961,2545 963,2562 965,2579 967,2596 969,2613 971,2629 974,2646 976,2663 979,2680 982,2697 985,2714 987,2731 991,2748 993,2765 997,2782 1000,2799 1003,2816 1006,2833 1010,2850 1013,2867 1017,2884 1021,2901 1025,2918 1029,2935 1033,2952 1037,2968 1041,2986 1045,3003 1049,3020 1054,3037 1058,3053 1062,3070 1067,3087 1072,3104 1077,3121 1082,3138 1086,3155 1091,3172 1096,3189 1101,3206 1106,3223 1112,3240 1117,3257 1122,3274 1128,3291 1133,3308 1138,3325 1144,3342 1149,3359 1155,3376 1160,3392 1165,3409 1170,3427 1176,3444 1181,3461 1187,3478 1192,3494 1198,3511 1203,3528 1208,3545 1214,3562 1219,3579 1225,3596 1230,3613 1235,3630 1240,3647 1246,3664 1250,3681 1256,3698 1261,3715 1266,3732 1271,3749 1276,3766 1280,3783 1285,3800 1290,3817 1294,3833 1298,3851 1303,3868 1307,3885 1311,3902 1315,3918 1319,3935 1323,3952 1327,3969 1331,3986 1334,4003 1337,4020 1340,4037 1344,4054 1347,4071 1350,4088 1352,4105 1355,4122 1358,4139 1360,4156 1362,4173 1364,4190 1366,4207 1368,4224 1370,4241 1371,4258 1373,4274 1374,4292 1375,4309 1376,4326 1377,4343 1377,4359 1378,4376 1379,4393 1379,4410 1379,4427 1379,4444 1379,4461 1379,4478 1378,4495 1377,4512 1377,4529 1376,4546 1375,4563 1374,4580 1373,4597 1371,4614 1370,4631 1368,4648 1367,4665 1364,4682 1363,4698 1361,4715 1358,4733 1356,4750 1354,4767 1351,4784 1349,4800 1346,4817 1343,4834 1340,4851 1337,4868 1334,4885 1331,4902 1327,4919 1324,4936 1321,4953 1317,4970 1314,4987 1310,5004 1306,5021 1302,5038 1298,5055 1294,5072 1290,5089 1286,5106 1282,5123 1278,5139 1273,5156 1269,5174 1265,5191 1260,5208 1256,5224 1251,5241 1247,5258 1242,5275 1237,5292 1232,5309 1228,5326 1223,5343 1218,5360 1213,5377 1208,5394 1204,5411 1199,5428 1194,5445 1189,5462 1184,5479 1178,5496 1174,5513 1169,5530 1163,5547 1158,5563 1153,5580 1148,5598 1143,5615 1138,5632 1133,5649 1128,5665 1123,5682 1118,5699 1113,5716 1108,5733 1102,5750 1096,5767 1091,5784 1086,5801 1082,5818 1077,5835 1072,5852 1067,5869 1062,5886 1057,5903 1052,5920 1047,5937 1043,5954 1038,5971 1033,5988 1029,6004 1024,6021 1019,6039 1015,6056 1011,6073 1006,6089 1002,6106 998,6123 993,6140 989,6157 985,6174 981,6191 977,6208 973,6225 969,6242 965,6259 962,6276 958,6293 954,6310 951,6327 947,6344 944,6361 940,6378 937,6395 934,6412 931,6429 928,6445 925,6462 922,6480 919,6497 916,6514 914,6530 911,6547 909,6564 906,6581 904,6598 902,6615 900,6632 897,6649 895,6666 893,6683 891,6700 889,6717 888,6734 886,6751 884,6768 883,6785 881,6802 879,6819 878,6836 877,6853 876,6869 874,6886 873,6903 872,6921 871,6938 870,6954 868,6971 867,6988 867,7005 866,7022 865,7039 864,7056 863,7073 862,7090 862,7107 861,7124 860,7141 860,7158 859,7175 859,7192 858,7209 857,7226 857,7243 856,7260 856,7277 855,7294 855,7310 854,7327 854,7345 853,7362 853,7379 852,7395 852,7412 851,7429 851,7446 850,7463 850,7480 849,7497 849,7514 848,7531 848,7548 847,7565 846,7582 846,7599 845,7616 845,7633 844,7650 843,7667 843,7684 842,7701 841,7718 841,7734 840,7751 840,7768 839,7786 838,7803 837,7820 836,7836 836,7853 835,7870 834,7887 833,7904 832,7921 831,7938 831,7955 830,7972 829,7989 828,8006 827,8023 826,8040 825,8057 824,8074 823,8091 822,8108 821,8125 820,8142 819,8159 818,8175 817,8192 816,8209 815,8227 814,8244 813,8260 812,8277 810,8294 809,8311 808,8328 807,8345 806,8362 805,8379 804,8396 802,8413 801,8430 800,8447 799,8464 798,8481 796,8498 795,8515 794,8532 793,8549 792,8566 790,8583 789,8599 788,8616 787,8633 786,8650 785,8668">
          <text:p/>
        </draw:polygon>
        <draw:path draw:style-name="gr13" draw:text-style-name="P7" draw:layer="layout" svg:width="0.401cm" svg:height="0.401cm" svg:x="5.432cm" svg:y="6.758cm" svg:viewBox="0 0 402 402" svg:d="M0 200c0-110 90-200 200-200s202 90 202 200c0 112-92 202-202 202s-200-90-200-202z">
          <text:p/>
        </draw:path>
        <draw:path draw:style-name="gr14" draw:text-style-name="P1" draw:layer="layout" svg:width="0.401cm" svg:height="0.401cm" svg:x="5.432cm" svg:y="6.758cm" svg:viewBox="0 0 402 402" svg:d="M0 200c0-110 90-200 200-200s202 90 202 200c0 112-92 202-202 202s-200-90-200-202z">
          <text:p/>
        </draw:path>
        <draw:path draw:style-name="gr13" draw:text-style-name="P7" draw:layer="layout" svg:width="0.401cm" svg:height="0.401cm" svg:x="11.013cm" svg:y="8.07cm" svg:viewBox="0 0 402 402" svg:d="M0 201c0-111 91-201 202-201 110 0 200 90 200 201s-90 201-200 201c-111 0-202-90-202-201z">
          <text:p/>
        </draw:path>
        <draw:path draw:style-name="gr14" draw:text-style-name="P1" draw:layer="layout" svg:width="0.401cm" svg:height="0.401cm" svg:x="11.013cm" svg:y="8.07cm" svg:viewBox="0 0 402 402" svg:d="M0 201c0-111 91-201 202-201 110 0 200 90 200 201s-90 201-200 201c-111 0-202-90-202-201z">
          <text:p/>
        </draw:path>
        <draw:path draw:style-name="gr13" draw:text-style-name="P7" draw:layer="layout" svg:width="0.402cm" svg:height="0.401cm" svg:x="16.594cm" svg:y="7.692cm" svg:viewBox="0 0 403 402" svg:d="M0 202c0-112 91-202 202-202 110 0 201 90 201 202 0 110-91 200-201 200-111 0-202-90-202-200z">
          <text:p/>
        </draw:path>
        <draw:path draw:style-name="gr14" draw:text-style-name="P1" draw:layer="layout" svg:width="0.402cm" svg:height="0.401cm" svg:x="16.594cm" svg:y="7.692cm" svg:viewBox="0 0 403 402" svg:d="M0 202c0-112 91-202 202-202 110 0 201 90 201 202 0 110-91 200-201 200-111 0-202-90-202-200z">
          <text:p/>
        </draw:path>
        <draw:frame draw:style-name="gr15" draw:text-style-name="P9" draw:layer="layout" svg:width="1.922cm" svg:height="0.988cm" svg:x="6.674cm" svg:y="6.697cm">
          <draw:text-box>
            <text:p text:style-name="P8"><text:span text:style-name="T1">0.04</text:span></text:p>
          </draw:text-box>
        </draw:frame>
        <draw:frame draw:style-name="gr16" draw:text-style-name="P9" draw:layer="layout" svg:width="2.498cm" svg:height="0.988cm" svg:x="11.972cm" svg:y="7.74cm">
          <draw:text-box>
            <text:p text:style-name="P8"><text:span text:style-name="T1">−</text:span><text:span text:style-name="T1">0.05</text:span></text:p>
          </draw:text-box>
        </draw:frame>
        <draw:frame draw:style-name="gr16" draw:text-style-name="P9" draw:layer="layout" svg:width="2.498cm" svg:height="0.988cm" svg:x="17.69cm" svg:y="7.431cm">
          <draw:text-box>
            <text:p text:style-name="P8"><text:span text:style-name="T1">−</text:span><text:span text:style-name="T1">0.03</text:span></text:p>
          </draw:text-box>
        </draw:frame>
        <draw:line draw:style-name="gr17" draw:text-style-name="P1" draw:layer="layout" svg:x1="11.214cm" svg:y1="1.968cm" svg:x2="11.214cm" svg:y2="1.87cm">
          <text:p/>
        </draw:line>
        <draw:line draw:style-name="gr17" draw:text-style-name="P1" draw:layer="layout" svg:x1="11.214cm" svg:y1="1.87cm" svg:x2="5.632cm" svg:y2="1.87cm">
          <text:p/>
        </draw:line>
        <draw:line draw:style-name="gr17" draw:text-style-name="P1" draw:layer="layout" svg:x1="5.632cm" svg:y1="1.87cm" svg:x2="5.632cm" svg:y2="1.968cm">
          <text:p/>
        </draw:line>
        <draw:frame draw:style-name="gr18" draw:text-style-name="P9" draw:layer="layout" svg:width="1.949cm" svg:height="0.988cm" svg:x="0.176cm" svg:y="12.43cm">
          <draw:text-box>
            <text:p text:style-name="P8"><text:span text:style-name="T2">−</text:span><text:span text:style-name="T2">0.4</text:span></text:p>
          </draw:text-box>
        </draw:frame>
        <draw:frame draw:style-name="gr18" draw:text-style-name="P9" draw:layer="layout" svg:width="1.949cm" svg:height="0.988cm" svg:x="0.176cm" svg:y="9.788cm">
          <draw:text-box>
            <text:p text:style-name="P8"><text:span text:style-name="T2">−</text:span><text:span text:style-name="T2">0.2</text:span></text:p>
          </draw:text-box>
        </draw:frame>
        <draw:frame draw:style-name="gr19" draw:text-style-name="P9" draw:layer="layout" svg:width="1.373cm" svg:height="0.988cm" svg:x="0.752cm" svg:y="7.146cm">
          <draw:text-box>
            <text:p text:style-name="P8"><text:span text:style-name="T2">0.0</text:span></text:p>
          </draw:text-box>
        </draw:frame>
        <draw:frame draw:style-name="gr19" draw:text-style-name="P9" draw:layer="layout" svg:width="1.373cm" svg:height="0.988cm" svg:x="0.752cm" svg:y="4.503cm">
          <draw:text-box>
            <text:p text:style-name="P8"><text:span text:style-name="T2">0.2</text:span></text:p>
          </draw:text-box>
        </draw:frame>
        <draw:line draw:style-name="gr20" draw:text-style-name="P1" draw:layer="layout" svg:x1="2.196cm" svg:y1="12.836cm" svg:x2="2.283cm" svg:y2="12.836cm">
          <text:p/>
        </draw:line>
        <draw:line draw:style-name="gr20" draw:text-style-name="P1" draw:layer="layout" svg:x1="2.196cm" svg:y1="10.193cm" svg:x2="2.283cm" svg:y2="10.193cm">
          <text:p/>
        </draw:line>
        <draw:line draw:style-name="gr20" draw:text-style-name="P1" draw:layer="layout" svg:x1="2.196cm" svg:y1="7.551cm" svg:x2="2.283cm" svg:y2="7.551cm">
          <text:p/>
        </draw:line>
        <draw:line draw:style-name="gr20" draw:text-style-name="P1" draw:layer="layout" svg:x1="2.196cm" svg:y1="4.908cm" svg:x2="2.283cm" svg:y2="4.908cm">
          <text:p/>
        </draw:line>
        <draw:line draw:style-name="gr20" draw:text-style-name="P1" draw:layer="layout" svg:x1="2.196cm" svg:y1="2.266cm" svg:x2="2.283cm" svg:y2="2.266cm">
          <text:p/>
        </draw:line>
        <draw:line draw:style-name="gr20" draw:text-style-name="P1" draw:layer="layout" svg:x1="5.632cm" svg:y1="13cm" svg:x2="5.632cm" svg:y2="12.912cm">
          <text:p/>
        </draw:line>
        <draw:line draw:style-name="gr20" draw:text-style-name="P1" draw:layer="layout" svg:x1="11.214cm" svg:y1="13cm" svg:x2="11.214cm" svg:y2="12.912cm">
          <text:p/>
        </draw:line>
        <draw:line draw:style-name="gr20" draw:text-style-name="P1" draw:layer="layout" svg:x1="16.795cm" svg:y1="13cm" svg:x2="16.795cm" svg:y2="12.912cm">
          <text:p/>
        </draw:line>
        <draw:frame draw:style-name="gr19" draw:text-style-name="P9" draw:layer="layout" svg:width="1.373cm" svg:height="0.988cm" svg:x="0.752cm" svg:y="1.861cm">
          <draw:text-box>
            <text:p text:style-name="P8"><text:span text:style-name="T2">0.4</text:span></text:p>
          </draw:text-box>
        </draw:frame>
        <draw:frame draw:style-name="gr21" draw:text-style-name="P9" draw:layer="layout" svg:width="3.785cm" svg:height="0.988cm" svg:x="3.738cm" svg:y="13.02cm">
          <draw:text-box>
            <text:p text:style-name="P8"><text:span text:style-name="T2">emotion </text:span></text:p>
          </draw:text-box>
        </draw:frame>
        <draw:frame draw:style-name="gr22" draw:text-style-name="P10" draw:layer="layout" svg:width="3.197cm" svg:height="0.987cm" svg:x="3.91cm" svg:y="14.086cm">
          <draw:text-box>
            <text:p text:style-name="P8"><text:span text:style-name="T3">t = 1.66 NS</text:span></text:p>
          </draw:text-box>
        </draw:frame>
        <draw:frame draw:style-name="gr23" draw:text-style-name="P9" draw:layer="layout" svg:width="3.511cm" svg:height="0.988cm" svg:x="9.457cm" svg:y="13.02cm">
          <draw:text-box>
            <text:p text:style-name="P8"><text:span text:style-name="T2">arousal </text:span></text:p>
          </draw:text-box>
        </draw:frame>
        <draw:frame draw:style-name="gr24" draw:text-style-name="P10" draw:layer="layout" svg:width="3.179cm" svg:height="0.987cm" svg:x="9.428cm" svg:y="14.086cm">
          <draw:text-box>
            <text:p text:style-name="P8"><text:span text:style-name="T3">t = −3.15 **</text:span></text:p>
          </draw:text-box>
        </draw:frame>
        <draw:frame draw:style-name="gr25" draw:text-style-name="P9" draw:layer="layout" svg:width="2.963cm" svg:height="0.988cm" svg:x="15.333cm" svg:y="13.02cm">
          <draw:text-box>
            <text:p text:style-name="P8"><text:span text:style-name="T2">aroval </text:span></text:p>
          </draw:text-box>
        </draw:frame>
        <draw:frame draw:style-name="gr26" draw:text-style-name="P10" draw:layer="layout" svg:width="3.567cm" svg:height="0.987cm" svg:x="14.91cm" svg:y="14.086cm">
          <draw:text-box>
            <text:p text:style-name="P8"><text:span text:style-name="T3">t = −0.83 NS</text:span></text:p>
          </draw:text-box>
        </draw:frame>
        <draw:frame draw:style-name="gr27" draw:text-style-name="P11" draw:layer="layout" svg:width="7.529cm" svg:height="1.059cm" svg:x="0.784cm" svg:y="0.121cm">
          <draw:text-box>
            <text:p text:style-name="P8"><text:span text:style-name="T4">AT ROI 25 - Ig3</text:span></text:p>
          </draw:text-box>
        </draw:frame>
        <draw:frame draw:style-name="gr28" draw:text-style-name="P12" draw:layer="layout" svg:width="0.551cm" svg:height="1.059cm" svg:x="8.198cm" svg:y="1.332cm">
          <draw:text-box>
            <text:p><text:span text:style-name="T5">*</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3-10T13:47:53.251606504</dc:date>
    <meta:editing-duration>PT3M44S</meta:editing-duration>
    <meta:editing-cycles>2</meta:editing-cycles>
    <meta:generator>LibreOffice/24.8.2.1$MacOSX_AARCH64 LibreOffice_project/0f794b6e29741098670a3b95d60478a65d05ef13</meta:generator>
    <meta:document-statistic meta:object-count="216"/>
  </office:meta>
</office:document-meta>
</file>